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" svg:font-family="OpenSymbol" style:font-adornments="Roman" style:font-family-generic="swiss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8.998cm" table:align="left"/>
    </style:style>
    <style:style style:name="Tableau1.A" style:family="table-column">
      <style:table-column-properties style:column-width="1.688cm"/>
    </style:style>
    <style:style style:name="Tableau1.B" style:family="table-column">
      <style:table-column-properties style:column-width="1.871cm"/>
    </style:style>
    <style:style style:name="Tableau1.C" style:family="table-column">
      <style:table-column-properties style:column-width="1.877cm"/>
    </style:style>
    <style:style style:name="Tableau1.D" style:family="table-column">
      <style:table-column-properties style:column-width="1.87cm"/>
    </style:style>
    <style:style style:name="Tableau1.E" style:family="table-column">
      <style:table-column-properties style:column-width="1.6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bottom" fo:padding-left="0cm" fo:padding-right="0cm" fo:padding-top="0.199cm" fo:padding-bottom="0cm" fo:border-left="0.6pt solid #d7e12c" fo:border-right="none" fo:border-top="0.6pt solid #d7e12c" fo:border-bottom="0.6pt solid #d7e12c"/>
    </style:style>
    <style:style style:name="Tableau1.E1" style:family="table-cell">
      <style:table-cell-properties style:vertical-align="bottom" fo:padding-left="0cm" fo:padding-right="0cm" fo:padding-top="0.199cm" fo:padding-bottom="0cm" fo:border="0.6pt solid #d7e12c"/>
    </style:style>
    <style:style style:name="Tableau2" style:family="table">
      <style:table-properties style:width="9.001cm" table:align="left"/>
    </style:style>
    <style:style style:name="Tableau2.A" style:family="table-column">
      <style:table-column-properties style:column-width="1.692cm"/>
    </style:style>
    <style:style style:name="Tableau2.B" style:family="table-column">
      <style:table-column-properties style:column-width="1.87cm"/>
    </style:style>
    <style:style style:name="Tableau2.C" style:family="table-column">
      <style:table-column-properties style:column-width="1.88cm"/>
    </style:style>
    <style:style style:name="Tableau2.D" style:family="table-column">
      <style:table-column-properties style:column-width="1.866cm"/>
    </style:style>
    <style:style style:name="Tableau2.E" style:family="table-column">
      <style:table-column-properties style:column-width="1.693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bottom" fo:padding-left="0cm" fo:padding-right="0cm" fo:padding-top="0cm" fo:padding-bottom="0.101cm" fo:border-left="0.6pt solid #d7e12c" fo:border-right="none" fo:border-top="0.6pt solid #d7e12c" fo:border-bottom="0.6pt solid #d7e12c"/>
    </style:style>
    <style:style style:name="Tableau2.E1" style:family="table-cell">
      <style:table-cell-properties style:vertical-align="bottom" fo:padding-left="0cm" fo:padding-right="0cm" fo:padding-top="0cm" fo:padding-bottom="0.101cm" fo:border="0.6pt solid #d7e12c"/>
    </style:style>
    <style:style style:name="Tableau3" style:family="table">
      <style:table-properties style:width="8.998cm" table:align="left"/>
    </style:style>
    <style:style style:name="Tableau3.A" style:family="table-column">
      <style:table-column-properties style:column-width="1.803cm"/>
    </style:style>
    <style:style style:name="Tableau3.B" style:family="table-column">
      <style:table-column-properties style:column-width="1.799cm"/>
    </style:style>
    <style:style style:name="Tableau3.E" style:family="table-column">
      <style:table-column-properties style:column-width="1.797cm"/>
    </style:style>
    <style:style style:name="Tableau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3.E2" style:family="table-cell" style:data-style-name="N0">
      <style:table-cell-properties style:vertical-align="middle" fo:background-color="transparent" fo:padding="0cm" fo:border="none">
        <style:background-image/>
      </style:table-cell-properties>
    </style:style>
    <style:style style:name="Tableau3.D3" style:family="table-cell" style:data-style-name="N3">
      <style:table-cell-properties style:vertical-align="middle" fo:background-color="transparent" fo:padding="0cm" fo:border="none">
        <style:background-image/>
      </style:table-cell-properties>
    </style:style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2.288cm" style:rel-column-width="16383*"/>
    </style:style>
    <style:style style:name="Tableau5.B" style:family="table-column">
      <style:table-column-properties style:column-width="1.143cm" style:rel-column-width="8191*"/>
    </style:style>
    <style:style style:name="Tableau5.G" style:family="table-column">
      <style:table-column-properties style:column-width="1.145cm" style:rel-column-width="8197*"/>
    </style:style>
    <style:style style:name="Tableau5.1" style:family="table-row">
      <style:table-row-properties style:row-height="0.801cm"/>
    </style:style>
    <style:style style:name="Tableau5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D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G1" style:family="table-cell" style:data-style-name="N0">
      <style:table-cell-properties style:vertical-align="middle" fo:padding="0.097cm" fo:border="0.5pt solid #000000"/>
    </style:style>
    <style:style style:name="Tableau5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5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F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5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556d8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13441a" officeooo:paragraph-rsid="00152faa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">
      <style:paragraph-properties fo:margin-left="0cm" fo:margin-right="0cm" fo:text-indent="0cm" style:auto-text-indent="false"/>
      <style:text-properties fo:letter-spacing="-0.018cm" officeooo:paragraph-rsid="0011ee14"/>
    </style:style>
    <style:style style:name="P25" style:family="paragraph" style:parent-style-name="_5f_Paragraphe_20_livret_20_">
      <style:paragraph-properties fo:margin-left="0cm" fo:margin-right="0cm" fo:text-indent="0cm" style:auto-text-indent="false"/>
      <style:text-properties officeooo:paragraph-rsid="0011ee14"/>
    </style:style>
    <style:style style:name="P26" style:family="paragraph" style:parent-style-name="_5f_Paragraphe_20_livret_20_">
      <style:paragraph-properties fo:margin-left="0cm" fo:margin-right="0cm" fo:margin-top="0.3cm" fo:margin-bottom="0.199cm" style:contextual-spacing="false" fo:text-indent="0cm" style:auto-text-indent="false" style:shadow="none"/>
      <style:text-properties style:font-name="Bitstream Vera Sans2" fo:font-size="10pt" officeooo:paragraph-rsid="0011ee14" style:font-size-asian="10pt" style:font-size-complex="10pt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_5f_Paragraphe_20_livret_20_">
      <style:paragraph-properties fo:text-align="center" style:justify-single-word="false"/>
      <style:text-properties officeooo:paragraph-rsid="0011ee14"/>
    </style:style>
    <style:style style:name="P29" style:family="paragraph" style:parent-style-name="_5f_Paragraphe_20_livret_20_">
      <style:paragraph-properties fo:text-align="center" style:justify-single-word="false"/>
      <style:text-properties fo:color="#000000" loext:opacity="100%" officeooo:paragraph-rsid="0011ee14"/>
    </style:style>
    <style:style style:name="P30" style:family="paragraph" style:parent-style-name="_5f_Paragraphe_20_livret_20_">
      <style:paragraph-properties fo:text-align="center" style:justify-single-word="false"/>
      <style:text-properties fo:font-weight="bold" officeooo:paragraph-rsid="0011ee14" style:font-weight-asian="bold" style:font-weight-complex="bold"/>
    </style:style>
    <style:style style:name="P31" style:family="paragraph" style:parent-style-name="_5f_Paragraphe_20_livret_20_">
      <style:paragraph-properties fo:text-align="center" style:justify-single-word="false"/>
      <style:text-properties fo:color="#ff0000" loext:opacity="100%" officeooo:paragraph-rsid="0047d69a"/>
    </style:style>
    <style:style style:name="P32" style:family="paragraph" style:parent-style-name="_5f_Paragraphe_20_livret_20_">
      <style:paragraph-properties fo:text-align="center" style:justify-single-word="false"/>
      <style:text-properties fo:font-size="9pt" officeooo:paragraph-rsid="0047d69a" style:font-size-asian="9pt" style:font-size-complex="9pt"/>
    </style:style>
    <style:style style:name="P33" style:family="paragraph" style:parent-style-name="_5f_Paragraphe_20_livret_20_">
      <style:paragraph-properties fo:margin-left="0cm" fo:margin-right="2.381cm" fo:text-indent="0cm" style:auto-text-indent="false">
        <style:tab-stops>
          <style:tab-stop style:position="1.685cm"/>
        </style:tab-stops>
      </style:paragraph-properties>
      <style:text-properties officeooo:paragraph-rsid="0011ee14"/>
    </style:style>
    <style:style style:name="P34" style:family="paragraph" style:parent-style-name="_5f_Paragraphe_20_livret_20_">
      <style:paragraph-properties fo:margin-left="0cm" fo:margin-right="2.381cm" fo:text-indent="0cm" style:auto-text-indent="false">
        <style:tab-stops>
          <style:tab-stop style:position="1.647cm"/>
          <style:tab-stop style:position="1.665cm"/>
        </style:tab-stops>
      </style:paragraph-properties>
      <style:text-properties officeooo:paragraph-rsid="0011ee14"/>
    </style:style>
    <style:style style:name="P35" style:family="paragraph" style:parent-style-name="_5f_Paragraphe_20_livret_20_">
      <style:paragraph-properties fo:margin-left="0cm" fo:margin-right="2.381cm" fo:text-indent="0cm" style:auto-text-indent="false"/>
      <style:text-properties officeooo:paragraph-rsid="0011ee14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10pt" officeooo:paragraph-rsid="0011ee14" style:font-size-asian="10pt" style:font-size-complex="10pt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8" style:family="paragraph" style:parent-style-name="_5f_Paragraphe_20_livret_20_">
      <style:paragraph-properties fo:margin-top="0.199cm" fo:margin-bottom="0.3cm" style:contextual-spacing="false"/>
      <style:text-properties fo:font-size="10pt" officeooo:paragraph-rsid="0011ee14" style:font-size-asian="10pt" style:font-size-complex="10pt"/>
    </style:style>
    <style:style style:name="P39" style:family="paragraph" style:parent-style-name="_5f_Paragraphe_20_livret_20_">
      <style:paragraph-properties fo:margin-top="0.199cm" fo:margin-bottom="0.3cm" style:contextual-spacing="false"/>
      <style:text-properties officeooo:paragraph-rsid="0011ee14"/>
    </style:style>
    <style:style style:name="P40" style:family="paragraph" style:parent-style-name="_5f_Paragraphe_20_livret_20_">
      <style:paragraph-properties fo:margin-top="0cm" fo:margin-bottom="0.101cm" style:contextual-spacing="false"/>
      <style:text-properties officeooo:paragraph-rsid="0011ee14"/>
    </style:style>
    <style:style style:name="P41" style:family="paragraph" style:parent-style-name="_5f_Paragraphe_20_livret_20_">
      <style:paragraph-properties fo:margin-top="0.101cm" fo:margin-bottom="0.101cm" style:contextual-spacing="false" fo:text-align="center" style:justify-single-word="false"/>
      <style:text-properties officeooo:paragraph-rsid="0011ee14"/>
    </style:style>
    <style:style style:name="P42" style:family="paragraph" style:parent-style-name="_5f_Paragraphe_20_livret_20_">
      <style:paragraph-properties fo:margin-top="0.4cm" fo:margin-bottom="0cm" style:contextual-spacing="false"/>
      <style:text-properties officeooo:paragraph-rsid="00153f34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Bitstream Vera Sans2" fo:font-size="10pt" officeooo:paragraph-rsid="0047d69a" fo:background-color="#ffff00" style:font-size-asian="10pt" style:font-size-complex="10pt"/>
    </style:style>
    <style:style style:name="P44" style:family="paragraph" style:parent-style-name="_5f_Paragraphe_20_livret_20_">
      <style:paragraph-properties fo:text-align="center" style:justify-single-word="false"/>
      <style:text-properties fo:color="#ff0000" loext:opacity="100%" officeooo:paragraph-rsid="00260102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Bitstream Vera Sans2" fo:font-size="10pt" officeooo:paragraph-rsid="00260102" fo:background-color="#ffff00" style:font-size-asian="10pt" style:font-size-complex="10pt"/>
    </style:style>
    <style:style style:name="P46" style:family="paragraph" style:parent-style-name="Exo_5f_Num" style:list-style-name=""/>
    <style:style style:name="P47" style:family="paragraph" style:parent-style-name="Exo_5f_Num" style:master-page-name="_5f_Fiche_20_éditeur_20_série_20_2_20_une_20_colonne_20_impaire_20__28_G_29_">
      <style:paragraph-properties fo:margin-top="0cm" fo:margin-bottom="0.101cm" style:contextual-spacing="false" style:page-number="12"/>
    </style:style>
    <style:style style:name="P48" style:family="paragraph" style:parent-style-name="Exo_5f_Num" style:master-page-name="">
      <style:paragraph-properties style:page-number="auto" fo:break-before="column"/>
    </style:style>
    <style:style style:name="P49" style:family="paragraph" style:parent-style-name="Exo_5f_Num">
      <style:paragraph-properties fo:margin-top="0.499cm" fo:margin-bottom="0cm" style:contextual-spacing="false"/>
    </style:style>
    <style:style style:name="P50" style:family="paragraph" style:parent-style-name="Exo_5f_Num">
      <style:paragraph-properties fo:margin-top="0.6cm" fo:margin-bottom="0.199cm" style:contextual-spacing="false"/>
    </style:style>
    <style:style style:name="P51" style:family="paragraph" style:parent-style-name="Exo_5f_Num" style:master-page-name="">
      <style:paragraph-properties fo:margin-top="0.6cm" fo:margin-bottom="0.101cm" style:contextual-spacing="false" style:page-number="auto" fo:break-before="page"/>
    </style:style>
    <style:style style:name="P52" style:family="paragraph" style:parent-style-name="Standard" style:master-page-name="Standard">
      <style:paragraph-properties style:page-number="auto"/>
    </style:style>
    <style:style style:name="P53" style:family="paragraph" style:parent-style-name="_5f_Paragraphe_20_livret_20_réponse_20_élève" style:list-style-name="liste_5f_abc">
      <style:paragraph-properties style:line-height-at-least="0.7cm"/>
      <style:text-properties officeooo:paragraph-rsid="0020c2eb"/>
    </style:style>
    <style:style style:name="P54" style:family="paragraph" style:parent-style-name="_5f_Paragraphe_20_livret_20_réponse_20_élève" style:list-style-name="L1">
      <style:paragraph-properties style:line-height-at-least="0.801cm" fo:text-align="start" style:justify-single-word="false"/>
      <style:text-properties officeooo:paragraph-rsid="00260102"/>
    </style:style>
    <style:style style:name="P55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7cm" style:shadow="none"/>
      <style:text-properties style:font-name="Bitstream Vera Sans" fo:font-size="10pt" fo:font-style="normal" officeooo:paragraph-rsid="0020c2eb" style:font-size-asian="10pt" style:font-style-asian="normal" style:font-size-complex="10pt" style:font-style-complex="normal"/>
    </style:style>
    <style:style style:name="P56" style:family="paragraph" style:parent-style-name="_5f_Paragraphe_20_livret_20_réponse_20_élève" style:list-style-name="liste_5f_abc" style:master-page-name="">
      <style:paragraph-properties fo:margin-top="0.199cm" fo:margin-bottom="0cm" style:contextual-spacing="false" style:line-height-at-least="0.7cm" style:page-number="auto"/>
      <style:text-properties officeooo:paragraph-rsid="0020c2eb"/>
    </style:style>
    <style:style style:name="P57" style:family="paragraph" style:parent-style-name="_5f_Pied_20_de_20_page" style:list-style-name="">
      <style:paragraph-properties fo:text-align="end" style:justify-single-word="false"/>
    </style:style>
    <style:style style:name="P58" style:family="paragraph" style:parent-style-name="_5f_Pied_20_de_20_page">
      <style:paragraph-properties fo:text-align="end" style:justify-single-word="false"/>
    </style:style>
    <style:style style:name="P59" style:family="paragraph" style:parent-style-name="_5f_Pied_20_de_20_page" style:list-style-name=""/>
    <style:style style:name="P6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_5f_Titre_20_d_27_exercices_20_livret" style:list-style-name="" style:master-page-name="">
      <loext:graphic-properties draw:fill="none"/>
      <style:paragraph-properties fo:margin-left="0cm" fo:margin-right="0cm" fo:margin-top="0.199cm" fo:margin-bottom="0.3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11ee14"/>
    </style:style>
    <style:style style:name="P62" style:family="paragraph" style:parent-style-name="_5f_Titre_20_d_27_exercices_20_livret_20_sans_20_titre" style:list-style-name="L1">
      <style:paragraph-properties style:line-height-at-least="0.801cm"/>
      <style:text-properties officeooo:paragraph-rsid="0022fdd7"/>
    </style:style>
    <style:style style:name="P63" style:family="paragraph" style:parent-style-name="_5f_Titre_20_d_27_exercices_20_livret_20_sans_20_titre">
      <style:paragraph-properties style:line-height-at-least="0.801cm"/>
      <style:text-properties officeooo:paragraph-rsid="0022fdd7"/>
    </style:style>
    <style:style style:name="P6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-color="#ff3333"/>
      <style:paragraph-properties fo:text-align="center"/>
    </style:style>
    <style:style style:name="P72" style:family="paragraph">
      <loext:graphic-properties draw:fill-color="#ff3333"/>
      <style:paragraph-properties fo:text-align="center"/>
      <style:text-properties fo:font-size="12pt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ffffff"/>
      <style:paragraph-properties style:writing-mode="lr-tb"/>
      <style:text-properties fo:color="#ff3333" loext:opacity="100%" style:font-name="Bitstream Vera Sans2" fo:font-size="12pt" style:text-overline-style="solid" style:text-overline-width="auto" style:text-overline-color="#ffff00"/>
    </style:style>
    <style:style style:name="P75" style:family="paragraph">
      <loext:graphic-properties draw:fill-color="#ff3333"/>
    </style:style>
    <style:style style:name="P76" style:family="paragraph">
      <style:paragraph-properties fo:text-align="center"/>
      <style:text-properties fo:font-size="12pt"/>
    </style:style>
    <style:style style:name="P7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9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/>
    </style:style>
    <style:style style:name="P8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/>
    </style:style>
    <style:style style:name="P81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/>
    </style:style>
    <style:style style:name="P8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/>
    </style:style>
    <style:style style:name="P8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87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52faa"/>
    </style:style>
    <style:style style:name="T6" style:family="text">
      <style:text-properties style:font-name="Bitstream Vera Sans2" fo:font-size="10pt" fo:font-style="normal"/>
    </style:style>
    <style:style style:name="T7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Bitstream Vera Sans2" fo:font-size="10pt" fo:font-style="normal" officeooo:rsid="00153f34" style:font-size-asian="10pt" style:font-style-asian="normal" style:font-size-complex="10pt" style:font-style-complex="normal"/>
    </style:style>
    <style:style style:name="T9" style:family="text">
      <style:text-properties style:font-name="Bitstream Vera Sans2" fo:font-size="10pt" fo:font-style="normal" fo:background-color="#ffff00" loext:char-shading-value="0"/>
    </style:style>
    <style:style style:name="T10" style:family="text">
      <style:text-properties style:font-name="Bitstream Vera Sans2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OpenSymbol" fo:font-weight="normal" style:font-name-asian="OpenSymbol" style:font-weight-asian="normal" style:font-name-complex="OpenSymbol" style:font-weight-complex="normal"/>
    </style:style>
    <style:style style:name="T14" style:family="text">
      <style:text-properties fo:color="#000000" loext:opacity="100%" style:font-name="OpenSymbo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" style:family="text">
      <style:text-properties fo:color="#000000" loext:opacity="100%"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16" style:family="text">
      <style:text-properties fo:color="#000000" loext:opacity="100%" style:font-name="OpenSymbol" fo:font-size="10pt" style:font-name-asian="OpenSymbol" style:font-size-asian="10pt" style:font-name-complex="OpenSymbol" style:font-size-complex="10pt"/>
    </style:style>
    <style:style style:name="T17" style:family="text">
      <style:text-properties fo:color="#000000" loext:opacity="100%" style:font-name="OpenSymbol" style:font-name-asian="OpenSymbol" style:font-name-complex="OpenSymbol"/>
    </style:style>
    <style:style style:name="T18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9" style:family="text">
      <style:text-properties fo:color="#000000" loext:opacity="100%" style:font-name="Bitstream Vera Sans2" fo:font-size="10pt" fo:font-style="normal" style:font-size-asian="10pt" style:font-style-asian="normal" style:font-size-complex="10pt" style:font-style-complex="normal"/>
    </style:style>
    <style:style style:name="T20" style:family="text">
      <style:text-properties fo:color="#000000" loext:opacity="100%" style:font-name="Bitstream Vera Sans2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21" style:family="text">
      <style:text-properties fo:color="#000000" loext:opacity="100%" style:font-name="Bitstream Vera Sans2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2" style:family="text">
      <style:text-properties fo:color="#000000" loext:opacity="100%" style:font-name="Bitstream Vera Sans1" fo:font-size="10pt" style:font-size-asian="10pt" style:font-size-complex="10pt"/>
    </style:style>
    <style:style style:name="T23" style:family="text">
      <style:text-properties fo:color="#000000" loext:opacity="100%" style:font-size-asian="10pt" style:font-style-asian="normal" style:font-size-complex="10pt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f2004" style:font-style-asian="normal" style:font-weight-asian="normal" style:font-size-complex="10pt" style:font-style-complex="normal" style:font-weight-complex="normal" style:text-scale="100%"/>
    </style:style>
    <style:style style:name="T26" style:family="text">
      <style:text-properties fo:font-weight="normal" officeooo:rsid="003f2004" style:font-style-asian="normal" style:font-weight-asian="normal" style:font-style-complex="normal" style:font-weight-complex="normal" style:text-scale="100%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letter-spacing="-0.021cm"/>
    </style:style>
    <style:style style:name="T29" style:family="text">
      <style:text-properties style:font-name="OpenSymbol" style:font-name-asian="OpenSymbol" style:font-name-complex="OpenSymbol"/>
    </style:style>
    <style:style style:name="T30" style:family="text">
      <style:text-properties fo:letter-spacing="-0.011cm"/>
    </style:style>
    <style:style style:name="T31" style:family="text">
      <style:text-properties fo:color="#e8c32a" loext:opacity="100%" style:font-name="Bitstream Vera Sans2" fo:font-size="10pt" fo:font-style="normal" fo:font-weight="bold" officeooo:rsid="00153f34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use-window-font-color="true" loext:opacity="0%" style:font-name="Bitstream Vera Sans2" fo:font-size="10pt" fo:font-style="normal" style:font-size-asian="10pt" style:font-style-asian="normal" style:font-size-complex="10pt" style:font-style-complex="normal"/>
    </style:style>
    <style:style style:name="T33" style:family="text">
      <style:text-properties style:use-window-font-color="true" loext:opacity="0%" style:font-name="Bitstream Vera Sans2" fo:font-size="10pt" fo:font-style="normal" style:text-underline-style="none" officeooo:rsid="0025fc04" fo:background-color="#ffff00" loext:char-shading-value="0"/>
    </style:style>
    <style:style style:name="T34" style:family="text">
      <style:text-properties fo:color="#800000" loext:opacity="100%"/>
    </style:style>
    <style:style style:name="T35" style:family="text">
      <style:text-properties officeooo:rsid="001dc10a"/>
    </style:style>
    <style:style style:name="T36" style:family="text">
      <style:text-properties style:font-size-asian="10pt" style:font-style-asian="normal" style:font-size-complex="10pt" style:font-style-complex="normal"/>
    </style:style>
    <style:style style:name="T37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tyle="normal" fo:font-weight="normal" officeooo:rsid="003f2004" style:font-style-asian="normal" style:font-weight-asian="normal" style:font-size-complex="10pt" style:font-style-complex="normal" style:font-weight-complex="normal" style:text-scale="100%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ff3333" loext:opacity="10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3333" loext:opacity="100%" style:font-name="Bitstream Vera Sans2" fo:font-size="12pt" style:font-size-asian="10pt" style:font-size-complex="10pt" style:text-overline-style="solid" style:text-overline-width="auto" style:text-overline-color="#ffff00"/>
    </style:style>
    <style:style style:name="T43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44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/>
    </style:style>
    <style:style style:name="T45" style:family="text">
      <style:text-properties fo:color="#000000" loext:opacity="10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" style:font-size-complex="24pt" style:font-style-complex="normal" style:font-weight-complex="normal" style:text-emphasize="none" style:text-scale="70%" style:font-relief="none"/>
    </style:style>
    <style:style style:name="T46" style:family="text">
      <style:text-properties style:use-window-font-color="true" loext:opacity="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" style:font-size-complex="24pt" style:font-style-complex="normal" style:font-weight-complex="normal" style:text-emphasize="none" style:text-scale="70%" style:font-relief="none"/>
    </style:style>
    <style:style style:name="T4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48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/>
    </style:style>
    <style:style style:name="T49" style:family="text">
      <style:text-properties style:use-window-font-color="true" loext:opacity="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" style:font-size-complex="24pt" style:font-style-complex="normal" style:font-weight-complex="normal" style:text-emphasize="none" style:text-scale="80%" style:font-relief="none"/>
    </style:style>
    <style:style style:name="T50" style:family="text">
      <style:text-properties fo:color="#000000" loext:opacity="10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" style:font-size-complex="24pt" style:font-style-complex="normal" style:font-weight-complex="normal" style:text-emphasize="none" style:text-scale="80%" style:font-relief="none"/>
    </style:style>
    <style:style style:name="fr1" style:family="graphic" style:parent-style-name="Frame">
      <style:graphic-properties fo:margin-left="0cm" fo:margin-right="0cm" fo:margin-top="0cm" fo:margin-bottom="0cm" style:vertical-pos="from-top" fo:background-color="transparent" draw:fill="none" draw:fill-color="#ffffff" fo:padding-left="0.101cm" fo:padding-right="0.101cm" fo:padding-top="0.049cm" fo:padding-bottom="0.049cm" fo:border="0.6pt solid #d7e12c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-content" fo:background-color="transparent" draw:fill="none" draw:fill-color="#ffffff" fo:padding-left="0.101cm" fo:padding-right="0.101cm" fo:padding-top="0.049cm" fo:padding-bottom="0.049cm" fo:border="0.6pt solid #d7e12c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from-top" fo:background-color="transparent" draw:fill="none" draw:fill-color="#ffffff" fo:padding-left="0.101cm" fo:padding-right="0.101cm" fo:padding-top="0.049cm" fo:padding-bottom="0.049cm" fo:border="0.6pt solid #d7e12c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from-top" fo:padding-left="0.101cm" fo:padding-right="0.101cm" fo:padding-top="0.049cm" fo:padding-bottom="0.049cm" fo:border="0.6pt solid #d7e12c" style:shadow="none" draw:shadow-opacity="100%"/>
    </style:style>
    <style:style style:name="fr5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000000" draw:marker-start="Arrow_20_concave" draw:marker-start-width="0.25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Dashed_20__28_var_29__20_315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59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.04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.04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.049cm" svg:stroke-color="#3465a4" draw:marker-start="" draw:marker-start-width="0.199cm" draw:marker-start-center="false" draw:marker-end="" draw:marker-end-width="0.199cm" draw:marker-end-center="false" draw:fill="solid" draw:fill-color="#ff3333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" style:family="graphic">
      <style:graphic-properties svg:stroke-width="0.049cm" svg:stroke-color="#ff0000" draw:fill="none" draw:textarea-horizontal-align="justify" draw:textarea-vertical-align="middle" draw:auto-grow-height="false" fo:min-height="0.471cm" fo:min-width="0.9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49cm" svg:stroke-color="#ff0000" draw:fill="none" draw:textarea-horizontal-align="justify" draw:textarea-vertical-align="middle" draw:auto-grow-height="false" fo:min-height="0.594cm" fo:min-width="0.9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49cm" svg:stroke-color="#ff0000" draw:fill="none" draw:textarea-horizontal-align="justify" draw:textarea-vertical-align="middle" draw:auto-grow-height="false" fo:min-height="0.67cm" fo:min-width="1.0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49cm" svg:stroke-color="#0000ff" draw:fill="none" draw:textarea-horizontal-align="justify" draw:textarea-vertical-align="middle" draw:auto-grow-height="false" fo:min-height="0.407cm" fo:min-width="0.75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svg:stroke-color="#0000ff" draw:fill="none" draw:textarea-horizontal-align="justify" draw:textarea-vertical-align="middle" draw:auto-grow-height="false" fo:min-height="0.489cm" fo:min-width="0.81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9cm" svg:stroke-color="#0000ff" draw:fill="none" draw:textarea-horizontal-align="justify" draw:textarea-vertical-align="middle" draw:auto-grow-height="false" fo:min-height="0.457cm" fo:min-width="1.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0000ff" draw:fill="none" draw:textarea-horizontal-align="justify" draw:textarea-vertical-align="middle" draw:auto-grow-height="false" fo:min-height="0.563cm" fo:min-width="0.8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49cm" svg:stroke-color="#0000ff" draw:fill="none" draw:textarea-horizontal-align="justify" draw:textarea-vertical-align="middle" draw:auto-grow-height="false" fo:min-height="0.614cm" fo:min-width="0.83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49cm" svg:stroke-color="#0000ff" draw:fill="none" draw:textarea-horizontal-align="justify" draw:textarea-vertical-align="middle" draw:auto-grow-height="false" fo:min-height="0.527cm" fo:min-width="0.88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49cm" svg:stroke-color="#0000ff" draw:fill="none" draw:textarea-horizontal-align="justify" draw:textarea-vertical-align="middle" draw:auto-grow-height="false" fo:min-height="0.637cm" fo:min-width="1.05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49cm" draw:fill-color="#ff3333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ff3333" draw:textarea-horizontal-align="justify" draw:textarea-vertical-align="middle" draw:auto-grow-height="false" fo:min-height="0.303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ff3333" draw:textarea-horizontal-align="justify" draw:textarea-vertical-align="middle" draw:auto-grow-height="false" fo:min-height="3.039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ff3333" draw:textarea-horizontal-align="justify" draw:textarea-vertical-align="middle" draw:auto-grow-height="false" fo:min-height="1.325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-color="#ff3333" draw:textarea-horizontal-align="justify" draw:textarea-vertical-align="middle" draw:auto-grow-height="false" fo:min-height="0.616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ff3333" draw:textarea-horizontal-align="justify" draw:textarea-vertical-align="middle" draw:auto-grow-height="false" fo:min-height="3.493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49cm" svg:stroke-color="#ff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19cm" svg:stroke-color="#000000" draw:marker-start-width="0.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677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213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93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452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399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161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372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427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319cm" draw:shadow="hidden" draw:shadow-offset-x="0.3cm" draw:shadow-offset-y="0.3cm" draw:shadow-color="#808080" style:run-through="foreground"/>
      <style:paragraph-properties style:writing-mode="lr-tb"/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list xml:id="list3661128818" text:style-name="Num_5f_Exo">
        <text:list-item>
          <text:h text:style-name="P47" text:outline-level="1"><text:span text:style-name="_5f_Consigne"><text:span text:style-name="T11"> </text:span></text:span>Quelle est la température indiquée par chacun des thermomètres ?</text:h>
        </text:list-item>
      </text:list>
      <text:p text:style-name="P38"><draw:g text:anchor-type="as-char" svg:y="0cm" draw:z-index="0" draw:name="Forme5" draw:style-name="gr27"><draw:rect draw:style-name="gr32" draw:text-style-name="P79" svg:width="1.5cm" svg:height="4.5cm" svg:x="0cm" svg:y="0cm"><text:p/></draw:rect><draw:rect draw:style-name="gr33" draw:text-style-name="P80" svg:width="0.2cm" svg:height="3.8cm" svg:x="0.277cm" svg:y="0.25cm"><text:p/></draw:rect><draw:rect draw:style-name="gr34" draw:text-style-name="P81" svg:width="0.2cm" svg:height="2.502cm" svg:x="0.277cm" svg:y="1.499cm"><text:p/></draw:rect><draw:ellipse draw:style-name="gr34" draw:text-style-name="P81" svg:width="0.401cm" svg:height="0.403cm" svg:x="0.176cm" svg:y="3.898cm"><text:p/></draw:ellipse><draw:line draw:style-name="gr35" draw:text-style-name="P82" svg:x1="0.527cm" svg:y1="2.101cm" svg:x2="0.927cm" svg:y2="2.101cm"><text:p/></draw:line><draw:line draw:style-name="gr35" draw:text-style-name="P82" svg:x1="0.527cm" svg:y1="1.101cm" svg:x2="0.927cm" svg:y2="1.101cm"><text:p/></draw:line><draw:line draw:style-name="gr35" draw:text-style-name="P82" svg:x1="0.527cm" svg:y1="3.099cm" svg:x2="0.927cm" svg:y2="3.099cm"><text:p/></draw:line><draw:line draw:style-name="gr36" draw:text-style-name="P82" svg:x1="0.527cm" svg:y1="1.9cm" svg:x2="0.777cm" svg:y2="1.9cm"><text:p/></draw:line><draw:line draw:style-name="gr36" draw:text-style-name="P82" svg:x1="0.527cm" svg:y1="1.7cm" svg:x2="0.777cm" svg:y2="1.7cm"><text:p/></draw:line><draw:line draw:style-name="gr36" draw:text-style-name="P82" svg:x1="0.527cm" svg:y1="1.499cm" svg:x2="0.777cm" svg:y2="1.499cm"><text:p/></draw:line><draw:line draw:style-name="gr36" draw:text-style-name="P82" svg:x1="0.527cm" svg:y1="1.3cm" svg:x2="0.777cm" svg:y2="1.3cm"><text:p/></draw:line><draw:line draw:style-name="gr36" draw:text-style-name="P82" svg:x1="0.527cm" svg:y1="0.9cm" svg:x2="0.777cm" svg:y2="0.9cm"><text:p/></draw:line><draw:line draw:style-name="gr36" draw:text-style-name="P82" svg:x1="0.527cm" svg:y1="0.7cm" svg:x2="0.777cm" svg:y2="0.7cm"><text:p/></draw:line><draw:line draw:style-name="gr36" draw:text-style-name="P82" svg:x1="0.527cm" svg:y1="0.499cm" svg:x2="0.777cm" svg:y2="0.499cm"><text:p/></draw:line><draw:line draw:style-name="gr36" draw:text-style-name="P82" svg:x1="0.527cm" svg:y1="0.3cm" svg:x2="0.777cm" svg:y2="0.3cm"><text:p/></draw:line><draw:line draw:style-name="gr36" draw:text-style-name="P82" svg:x1="0.527cm" svg:y1="2.3cm" svg:x2="0.777cm" svg:y2="2.3cm"><text:p/></draw:line><draw:line draw:style-name="gr36" draw:text-style-name="P82" svg:x1="0.527cm" svg:y1="2.499cm" svg:x2="0.777cm" svg:y2="2.499cm"><text:p/></draw:line><draw:line draw:style-name="gr36" draw:text-style-name="P82" svg:x1="0.527cm" svg:y1="2.701cm" svg:x2="0.777cm" svg:y2="2.701cm"><text:p/></draw:line><draw:line draw:style-name="gr36" draw:text-style-name="P82" svg:x1="0.527cm" svg:y1="2.9cm" svg:x2="0.777cm" svg:y2="2.9cm"><text:p/></draw:line><draw:line draw:style-name="gr36" draw:text-style-name="P82" svg:x1="0.527cm" svg:y1="3.3cm" svg:x2="0.777cm" svg:y2="3.3cm"><text:p/></draw:line><draw:line draw:style-name="gr36" draw:text-style-name="P82" svg:x1="0.527cm" svg:y1="3.5cm" svg:x2="0.777cm" svg:y2="3.5cm"><text:p/></draw:line><draw:line draw:style-name="gr36" draw:text-style-name="P82" svg:x1="0.527cm" svg:y1="3.701cm" svg:x2="0.777cm" svg:y2="3.701cm"><text:p/></draw:line><draw:frame draw:style-name="gr37" draw:text-style-name="P83" svg:width="0.214cm" svg:height="0.415cm" svg:x="1.05cm" svg:y="1.896cm"><draw:text-box><text:p text:style-name="P65"><text:span text:style-name="T48">0</text:span></text:p></draw:text-box></draw:frame><draw:frame draw:style-name="gr37" draw:text-style-name="P83" svg:width="0.214cm" svg:height="0.415cm" svg:x="1.05cm" svg:y="0.896cm"><draw:text-box><text:p text:style-name="P65"><text:span text:style-name="T48">5</text:span></text:p></draw:text-box></draw:frame><draw:frame draw:style-name="gr48" draw:text-style-name="P83" svg:width="0.373cm" svg:height="0.415cm" svg:x="1cm" svg:y="2.896cm"><draw:text-box><text:p text:style-name="P65"><text:span text:style-name="T49">–</text:span><text:span text:style-name="T48">5</text:span></text:p></draw:text-box></draw:frame><draw:rect draw:style-name="gr32" draw:text-style-name="P79" svg:width="1.505cm" svg:height="4.5cm" svg:x="1.861cm" svg:y="0cm"><text:p/></draw:rect><draw:rect draw:style-name="gr33" draw:text-style-name="P80" svg:width="0.205cm" svg:height="3.8cm" svg:x="2.161cm" svg:y="0.25cm"><text:p/></draw:rect><draw:rect draw:style-name="gr34" draw:text-style-name="P81" svg:width="0.205cm" svg:height="0.701cm" svg:x="2.161cm" svg:y="3.3cm"><text:p/></draw:rect><draw:ellipse draw:style-name="gr34" draw:text-style-name="P81" svg:width="0.399cm" svg:height="0.403cm" svg:x="2.062cm" svg:y="3.898cm"><text:p/></draw:ellipse><draw:line draw:style-name="gr35" draw:text-style-name="P82" svg:x1="2.411cm" svg:y1="2.101cm" svg:x2="2.811cm" svg:y2="2.101cm"><text:p/></draw:line><draw:line draw:style-name="gr35" draw:text-style-name="P82" svg:x1="2.411cm" svg:y1="1.101cm" svg:x2="2.811cm" svg:y2="1.101cm"><text:p/></draw:line><draw:line draw:style-name="gr35" draw:text-style-name="P82" svg:x1="2.411cm" svg:y1="3.099cm" svg:x2="2.811cm" svg:y2="3.099cm"><text:p/></draw:line><draw:line draw:style-name="gr36" draw:text-style-name="P82" svg:x1="2.411cm" svg:y1="1.9cm" svg:x2="2.661cm" svg:y2="1.9cm"><text:p/></draw:line><draw:line draw:style-name="gr36" draw:text-style-name="P82" svg:x1="2.411cm" svg:y1="1.7cm" svg:x2="2.661cm" svg:y2="1.7cm"><text:p/></draw:line><draw:line draw:style-name="gr36" draw:text-style-name="P82" svg:x1="2.411cm" svg:y1="1.499cm" svg:x2="2.661cm" svg:y2="1.499cm"><text:p/></draw:line><draw:line draw:style-name="gr36" draw:text-style-name="P82" svg:x1="2.411cm" svg:y1="1.3cm" svg:x2="2.661cm" svg:y2="1.3cm"><text:p/></draw:line><draw:line draw:style-name="gr36" draw:text-style-name="P82" svg:x1="2.411cm" svg:y1="0.9cm" svg:x2="2.661cm" svg:y2="0.9cm"><text:p/></draw:line><draw:line draw:style-name="gr36" draw:text-style-name="P82" svg:x1="2.411cm" svg:y1="0.7cm" svg:x2="2.661cm" svg:y2="0.7cm"><text:p/></draw:line><draw:line draw:style-name="gr36" draw:text-style-name="P82" svg:x1="2.411cm" svg:y1="0.499cm" svg:x2="2.661cm" svg:y2="0.499cm"><text:p/></draw:line><draw:line draw:style-name="gr36" draw:text-style-name="P82" svg:x1="2.411cm" svg:y1="0.3cm" svg:x2="2.661cm" svg:y2="0.3cm"><text:p/></draw:line><draw:line draw:style-name="gr36" draw:text-style-name="P82" svg:x1="2.411cm" svg:y1="2.3cm" svg:x2="2.661cm" svg:y2="2.3cm"><text:p/></draw:line><draw:line draw:style-name="gr36" draw:text-style-name="P82" svg:x1="2.411cm" svg:y1="2.499cm" svg:x2="2.661cm" svg:y2="2.499cm"><text:p/></draw:line><draw:line draw:style-name="gr36" draw:text-style-name="P82" svg:x1="2.411cm" svg:y1="2.701cm" svg:x2="2.661cm" svg:y2="2.701cm"><text:p/></draw:line><draw:line draw:style-name="gr36" draw:text-style-name="P82" svg:x1="2.411cm" svg:y1="2.9cm" svg:x2="2.661cm" svg:y2="2.9cm"><text:p/></draw:line><draw:line draw:style-name="gr36" draw:text-style-name="P82" svg:x1="2.411cm" svg:y1="3.3cm" svg:x2="2.661cm" svg:y2="3.3cm"><text:p/></draw:line><draw:line draw:style-name="gr36" draw:text-style-name="P82" svg:x1="2.411cm" svg:y1="3.5cm" svg:x2="2.661cm" svg:y2="3.5cm"><text:p/></draw:line><draw:line draw:style-name="gr36" draw:text-style-name="P82" svg:x1="2.411cm" svg:y1="3.701cm" svg:x2="2.661cm" svg:y2="3.701cm"><text:p/></draw:line><draw:frame draw:style-name="gr37" draw:text-style-name="P83" svg:width="0.214cm" svg:height="0.415cm" svg:x="2.97cm" svg:y="1.896cm"><draw:text-box><text:p text:style-name="P65"><text:span text:style-name="T48">0</text:span></text:p></draw:text-box></draw:frame><draw:line draw:style-name="gr36" draw:text-style-name="P82" svg:x1="2.411cm" svg:y1="1.799cm" svg:x2="2.661cm" svg:y2="1.799cm"><text:p/></draw:line><draw:line draw:style-name="gr36" draw:text-style-name="P82" svg:x1="2.411cm" svg:y1="1.6cm" svg:x2="2.661cm" svg:y2="1.6cm"><text:p/></draw:line><draw:line draw:style-name="gr36" draw:text-style-name="P82" svg:x1="2.411cm" svg:y1="1.401cm" svg:x2="2.661cm" svg:y2="1.401cm"><text:p/></draw:line><draw:line draw:style-name="gr36" draw:text-style-name="P82" svg:x1="2.411cm" svg:y1="1.199cm" svg:x2="2.661cm" svg:y2="1.199cm"><text:p/></draw:line><draw:line draw:style-name="gr36" draw:text-style-name="P82" svg:x1="2.411cm" svg:y1="1cm" svg:x2="2.661cm" svg:y2="1cm"><text:p/></draw:line><draw:line draw:style-name="gr36" draw:text-style-name="P82" svg:x1="2.411cm" svg:y1="0.801cm" svg:x2="2.661cm" svg:y2="0.801cm"><text:p/></draw:line><draw:line draw:style-name="gr36" draw:text-style-name="P82" svg:x1="2.411cm" svg:y1="0.6cm" svg:x2="2.661cm" svg:y2="0.6cm"><text:p/></draw:line><draw:line draw:style-name="gr36" draw:text-style-name="P82" svg:x1="2.411cm" svg:y1="0.4cm" svg:x2="2.661cm" svg:y2="0.4cm"><text:p/></draw:line><draw:line draw:style-name="gr36" draw:text-style-name="P82" svg:x1="2.411cm" svg:y1="2cm" svg:x2="2.661cm" svg:y2="2cm"><text:p/></draw:line><draw:line draw:style-name="gr36" draw:text-style-name="P82" svg:x1="2.411cm" svg:y1="2.2cm" svg:x2="2.661cm" svg:y2="2.2cm"><text:p/></draw:line><draw:line draw:style-name="gr36" draw:text-style-name="P82" svg:x1="2.411cm" svg:y1="2.401cm" svg:x2="2.661cm" svg:y2="2.401cm"><text:p/></draw:line><draw:line draw:style-name="gr36" draw:text-style-name="P82" svg:x1="2.411cm" svg:y1="2.6cm" svg:x2="2.661cm" svg:y2="2.6cm"><text:p/></draw:line><draw:line draw:style-name="gr36" draw:text-style-name="P82" svg:x1="2.411cm" svg:y1="2.799cm" svg:x2="2.661cm" svg:y2="2.799cm"><text:p/></draw:line><draw:line draw:style-name="gr36" draw:text-style-name="P82" svg:x1="2.411cm" svg:y1="3cm" svg:x2="2.661cm" svg:y2="3cm"><text:p/></draw:line><draw:line draw:style-name="gr36" draw:text-style-name="P82" svg:x1="2.411cm" svg:y1="3.2cm" svg:x2="2.661cm" svg:y2="3.2cm"><text:p/></draw:line><draw:line draw:style-name="gr36" draw:text-style-name="P82" svg:x1="2.411cm" svg:y1="3.401cm" svg:x2="2.661cm" svg:y2="3.401cm"><text:p/></draw:line><draw:line draw:style-name="gr36" draw:text-style-name="P82" svg:x1="2.411cm" svg:y1="3.6cm" svg:x2="2.661cm" svg:y2="3.6cm"><text:p/></draw:line><draw:rect draw:style-name="gr32" draw:text-style-name="P79" svg:width="1.505cm" svg:height="4.5cm" svg:x="3.731cm" svg:y="0cm"><text:p/></draw:rect><draw:rect draw:style-name="gr33" draw:text-style-name="P80" svg:width="0.202cm" svg:height="3.8cm" svg:x="4.03cm" svg:y="0.25cm"><text:p/></draw:rect><draw:rect draw:style-name="gr34" draw:text-style-name="P81" svg:width="0.202cm" svg:height="2.505cm" svg:x="4.03cm" svg:y="1.498cm"><text:p/></draw:rect><draw:ellipse draw:style-name="gr34" draw:text-style-name="P81" svg:width="0.399cm" svg:height="0.403cm" svg:x="3.932cm" svg:y="3.898cm"><text:p/></draw:ellipse><draw:line draw:style-name="gr35" draw:text-style-name="P82" svg:x1="4.281cm" svg:y1="2.101cm" svg:x2="4.681cm" svg:y2="2.101cm"><text:p/></draw:line><draw:line draw:style-name="gr35" draw:text-style-name="P82" svg:x1="4.281cm" svg:y1="1.101cm" svg:x2="4.681cm" svg:y2="1.101cm"><text:p/></draw:line><draw:line draw:style-name="gr35" draw:text-style-name="P82" svg:x1="4.281cm" svg:y1="3.099cm" svg:x2="4.681cm" svg:y2="3.099cm"><text:p/></draw:line><draw:line draw:style-name="gr36" draw:text-style-name="P82" svg:x1="4.281cm" svg:y1="1.9cm" svg:x2="4.531cm" svg:y2="1.9cm"><text:p/></draw:line><draw:line draw:style-name="gr36" draw:text-style-name="P82" svg:x1="4.281cm" svg:y1="1.7cm" svg:x2="4.531cm" svg:y2="1.7cm"><text:p/></draw:line><draw:line draw:style-name="gr36" draw:text-style-name="P82" svg:x1="4.281cm" svg:y1="1.499cm" svg:x2="4.531cm" svg:y2="1.499cm"><text:p/></draw:line><draw:line draw:style-name="gr36" draw:text-style-name="P82" svg:x1="4.281cm" svg:y1="1.3cm" svg:x2="4.531cm" svg:y2="1.3cm"><text:p/></draw:line><draw:line draw:style-name="gr36" draw:text-style-name="P82" svg:x1="4.281cm" svg:y1="0.9cm" svg:x2="4.531cm" svg:y2="0.9cm"><text:p/></draw:line><draw:line draw:style-name="gr36" draw:text-style-name="P82" svg:x1="4.281cm" svg:y1="0.7cm" svg:x2="4.531cm" svg:y2="0.7cm"><text:p/></draw:line><draw:line draw:style-name="gr36" draw:text-style-name="P82" svg:x1="4.281cm" svg:y1="0.499cm" svg:x2="4.531cm" svg:y2="0.499cm"><text:p/></draw:line><draw:line draw:style-name="gr36" draw:text-style-name="P82" svg:x1="4.281cm" svg:y1="0.3cm" svg:x2="4.531cm" svg:y2="0.3cm"><text:p/></draw:line><draw:line draw:style-name="gr36" draw:text-style-name="P82" svg:x1="4.281cm" svg:y1="2.3cm" svg:x2="4.531cm" svg:y2="2.3cm"><text:p/></draw:line><draw:line draw:style-name="gr36" draw:text-style-name="P82" svg:x1="4.281cm" svg:y1="2.499cm" svg:x2="4.531cm" svg:y2="2.499cm"><text:p/></draw:line><draw:line draw:style-name="gr36" draw:text-style-name="P82" svg:x1="4.281cm" svg:y1="2.701cm" svg:x2="4.531cm" svg:y2="2.701cm"><text:p/></draw:line><draw:line draw:style-name="gr36" draw:text-style-name="P82" svg:x1="4.281cm" svg:y1="2.9cm" svg:x2="4.531cm" svg:y2="2.9cm"><text:p/></draw:line><draw:line draw:style-name="gr36" draw:text-style-name="P82" svg:x1="4.281cm" svg:y1="3.3cm" svg:x2="4.531cm" svg:y2="3.3cm"><text:p/></draw:line><draw:line draw:style-name="gr36" draw:text-style-name="P82" svg:x1="4.281cm" svg:y1="3.5cm" svg:x2="4.531cm" svg:y2="3.5cm"><text:p/></draw:line><draw:line draw:style-name="gr36" draw:text-style-name="P82" svg:x1="4.281cm" svg:y1="3.701cm" svg:x2="4.531cm" svg:y2="3.701cm"><text:p/></draw:line><draw:frame draw:style-name="gr37" draw:text-style-name="P83" svg:width="0.214cm" svg:height="0.415cm" svg:x="4.81cm" svg:y="1.894cm"><draw:text-box><text:p text:style-name="P65"><text:span text:style-name="T48">0</text:span></text:p></draw:text-box></draw:frame><draw:frame draw:style-name="gr48" draw:text-style-name="P83" svg:width="0.373cm" svg:height="0.415cm" svg:x="4.75cm" svg:y="2.896cm"><draw:text-box><text:p text:style-name="P65"><text:span text:style-name="T50">–</text:span><text:span text:style-name="T48">1</text:span></text:p></draw:text-box></draw:frame><draw:rect draw:style-name="gr32" draw:text-style-name="P79" svg:width="1.505cm" svg:height="4.5cm" svg:x="5.611cm" svg:y="0cm"><text:p/></draw:rect><draw:rect draw:style-name="gr33" draw:text-style-name="P80" svg:width="0.205cm" svg:height="3.8cm" svg:x="5.911cm" svg:y="0.25cm"><text:p/></draw:rect><draw:rect draw:style-name="gr34" draw:text-style-name="P81" svg:width="0.205cm" svg:height="2.103cm" svg:x="5.911cm" svg:y="1.9cm"><text:p/></draw:rect><draw:ellipse draw:style-name="gr34" draw:text-style-name="P81" svg:width="0.401cm" svg:height="0.403cm" svg:x="5.812cm" svg:y="3.898cm"><text:p/></draw:ellipse><draw:line draw:style-name="gr35" draw:text-style-name="P82" svg:x1="6.161cm" svg:y1="2.101cm" svg:x2="6.561cm" svg:y2="2.101cm"><text:p/></draw:line><draw:line draw:style-name="gr35" draw:text-style-name="P82" svg:x1="6.161cm" svg:y1="1.101cm" svg:x2="6.561cm" svg:y2="1.101cm"><text:p/></draw:line><draw:line draw:style-name="gr35" draw:text-style-name="P82" svg:x1="6.161cm" svg:y1="3.099cm" svg:x2="6.561cm" svg:y2="3.099cm"><text:p/></draw:line><draw:line draw:style-name="gr36" draw:text-style-name="P82" svg:x1="6.161cm" svg:y1="1.9cm" svg:x2="6.411cm" svg:y2="1.9cm"><text:p/></draw:line><draw:line draw:style-name="gr36" draw:text-style-name="P82" svg:x1="6.161cm" svg:y1="1.7cm" svg:x2="6.411cm" svg:y2="1.7cm"><text:p/></draw:line><draw:line draw:style-name="gr36" draw:text-style-name="P82" svg:x1="6.161cm" svg:y1="1.499cm" svg:x2="6.411cm" svg:y2="1.499cm"><text:p/></draw:line><draw:line draw:style-name="gr36" draw:text-style-name="P82" svg:x1="6.161cm" svg:y1="1.3cm" svg:x2="6.411cm" svg:y2="1.3cm"><text:p/></draw:line><draw:line draw:style-name="gr36" draw:text-style-name="P82" svg:x1="6.161cm" svg:y1="0.9cm" svg:x2="6.411cm" svg:y2="0.9cm"><text:p/></draw:line><draw:line draw:style-name="gr36" draw:text-style-name="P82" svg:x1="6.161cm" svg:y1="0.7cm" svg:x2="6.411cm" svg:y2="0.7cm"><text:p/></draw:line><draw:line draw:style-name="gr36" draw:text-style-name="P82" svg:x1="6.161cm" svg:y1="0.499cm" svg:x2="6.411cm" svg:y2="0.499cm"><text:p/></draw:line><draw:line draw:style-name="gr36" draw:text-style-name="P82" svg:x1="6.161cm" svg:y1="0.3cm" svg:x2="6.411cm" svg:y2="0.3cm"><text:p/></draw:line><draw:line draw:style-name="gr36" draw:text-style-name="P82" svg:x1="6.161cm" svg:y1="2.3cm" svg:x2="6.411cm" svg:y2="2.3cm"><text:p/></draw:line><draw:line draw:style-name="gr36" draw:text-style-name="P82" svg:x1="6.161cm" svg:y1="2.499cm" svg:x2="6.411cm" svg:y2="2.499cm"><text:p/></draw:line><draw:line draw:style-name="gr36" draw:text-style-name="P82" svg:x1="6.161cm" svg:y1="2.701cm" svg:x2="6.411cm" svg:y2="2.701cm"><text:p/></draw:line><draw:line draw:style-name="gr36" draw:text-style-name="P82" svg:x1="6.161cm" svg:y1="2.9cm" svg:x2="6.411cm" svg:y2="2.9cm"><text:p/></draw:line><draw:line draw:style-name="gr36" draw:text-style-name="P82" svg:x1="6.161cm" svg:y1="3.3cm" svg:x2="6.411cm" svg:y2="3.3cm"><text:p/></draw:line><draw:line draw:style-name="gr36" draw:text-style-name="P82" svg:x1="6.161cm" svg:y1="3.5cm" svg:x2="6.411cm" svg:y2="3.5cm"><text:p/></draw:line><draw:line draw:style-name="gr36" draw:text-style-name="P82" svg:x1="6.161cm" svg:y1="3.701cm" svg:x2="6.411cm" svg:y2="3.701cm"><text:p/></draw:line><draw:line draw:style-name="gr36" draw:text-style-name="P82" svg:x1="6.161cm" svg:y1="1.799cm" svg:x2="6.411cm" svg:y2="1.799cm"><text:p/></draw:line><draw:line draw:style-name="gr36" draw:text-style-name="P82" svg:x1="6.161cm" svg:y1="1.6cm" svg:x2="6.411cm" svg:y2="1.6cm"><text:p/></draw:line><draw:line draw:style-name="gr36" draw:text-style-name="P82" svg:x1="6.161cm" svg:y1="1.401cm" svg:x2="6.411cm" svg:y2="1.401cm"><text:p/></draw:line><draw:line draw:style-name="gr36" draw:text-style-name="P82" svg:x1="6.161cm" svg:y1="1.199cm" svg:x2="6.411cm" svg:y2="1.199cm"><text:p/></draw:line><draw:line draw:style-name="gr36" draw:text-style-name="P82" svg:x1="6.161cm" svg:y1="1cm" svg:x2="6.411cm" svg:y2="1cm"><text:p/></draw:line><draw:line draw:style-name="gr36" draw:text-style-name="P82" svg:x1="6.161cm" svg:y1="0.801cm" svg:x2="6.411cm" svg:y2="0.801cm"><text:p/></draw:line><draw:line draw:style-name="gr36" draw:text-style-name="P82" svg:x1="6.161cm" svg:y1="0.6cm" svg:x2="6.411cm" svg:y2="0.6cm"><text:p/></draw:line><draw:line draw:style-name="gr36" draw:text-style-name="P82" svg:x1="6.161cm" svg:y1="0.4cm" svg:x2="6.411cm" svg:y2="0.4cm"><text:p/></draw:line><draw:line draw:style-name="gr36" draw:text-style-name="P82" svg:x1="6.161cm" svg:y1="2cm" svg:x2="6.411cm" svg:y2="2cm"><text:p/></draw:line><draw:line draw:style-name="gr36" draw:text-style-name="P82" svg:x1="6.161cm" svg:y1="2.2cm" svg:x2="6.411cm" svg:y2="2.2cm"><text:p/></draw:line><draw:line draw:style-name="gr36" draw:text-style-name="P82" svg:x1="6.161cm" svg:y1="2.401cm" svg:x2="6.411cm" svg:y2="2.401cm"><text:p/></draw:line><draw:line draw:style-name="gr36" draw:text-style-name="P82" svg:x1="6.161cm" svg:y1="2.6cm" svg:x2="6.411cm" svg:y2="2.6cm"><text:p/></draw:line><draw:line draw:style-name="gr36" draw:text-style-name="P82" svg:x1="6.161cm" svg:y1="2.799cm" svg:x2="6.411cm" svg:y2="2.799cm"><text:p/></draw:line><draw:line draw:style-name="gr36" draw:text-style-name="P82" svg:x1="6.161cm" svg:y1="3cm" svg:x2="6.411cm" svg:y2="3cm"><text:p/></draw:line><draw:line draw:style-name="gr36" draw:text-style-name="P82" svg:x1="6.161cm" svg:y1="3.2cm" svg:x2="6.411cm" svg:y2="3.2cm"><text:p/></draw:line><draw:line draw:style-name="gr36" draw:text-style-name="P82" svg:x1="6.161cm" svg:y1="3.401cm" svg:x2="6.411cm" svg:y2="3.401cm"><text:p/></draw:line><draw:line draw:style-name="gr36" draw:text-style-name="P82" svg:x1="6.161cm" svg:y1="3.6cm" svg:x2="6.411cm" svg:y2="3.6cm"><text:p/></draw:line><draw:rect draw:style-name="gr32" draw:text-style-name="P79" svg:width="1.505cm" svg:height="4.5cm" svg:x="7.481cm" svg:y="0cm"><text:p/></draw:rect><draw:rect draw:style-name="gr33" draw:text-style-name="P80" svg:width="0.205cm" svg:height="3.8cm" svg:x="7.781cm" svg:y="0.25cm"><text:p/></draw:rect><draw:rect draw:style-name="gr34" draw:text-style-name="P81" svg:width="0.205cm" svg:height="1.304cm" svg:x="7.781cm" svg:y="2.701cm"><text:p/></draw:rect><draw:ellipse draw:style-name="gr34" draw:text-style-name="P81" svg:width="0.401cm" svg:height="0.403cm" svg:x="7.68cm" svg:y="3.898cm"><text:p/></draw:ellipse><draw:line draw:style-name="gr35" draw:text-style-name="P82" svg:x1="8.029cm" svg:y1="2.101cm" svg:x2="8.429cm" svg:y2="2.101cm"><text:p/></draw:line><draw:line draw:style-name="gr35" draw:text-style-name="P82" svg:x1="8.029cm" svg:y1="1.101cm" svg:x2="8.429cm" svg:y2="1.101cm"><text:p/></draw:line><draw:line draw:style-name="gr35" draw:text-style-name="P82" svg:x1="8.029cm" svg:y1="3.099cm" svg:x2="8.429cm" svg:y2="3.099cm"><text:p/></draw:line><draw:line draw:style-name="gr36" draw:text-style-name="P82" svg:x1="8.029cm" svg:y1="1.9cm" svg:x2="8.279cm" svg:y2="1.9cm"><text:p/></draw:line><draw:line draw:style-name="gr36" draw:text-style-name="P82" svg:x1="8.029cm" svg:y1="1.7cm" svg:x2="8.279cm" svg:y2="1.7cm"><text:p/></draw:line><draw:line draw:style-name="gr36" draw:text-style-name="P82" svg:x1="8.029cm" svg:y1="1.499cm" svg:x2="8.279cm" svg:y2="1.499cm"><text:p/></draw:line><draw:line draw:style-name="gr36" draw:text-style-name="P82" svg:x1="8.029cm" svg:y1="1.3cm" svg:x2="8.279cm" svg:y2="1.3cm"><text:p/></draw:line><draw:line draw:style-name="gr36" draw:text-style-name="P82" svg:x1="8.029cm" svg:y1="0.9cm" svg:x2="8.279cm" svg:y2="0.9cm"><text:p/></draw:line><draw:line draw:style-name="gr36" draw:text-style-name="P82" svg:x1="8.029cm" svg:y1="0.7cm" svg:x2="8.279cm" svg:y2="0.7cm"><text:p/></draw:line><draw:line draw:style-name="gr36" draw:text-style-name="P82" svg:x1="8.029cm" svg:y1="0.499cm" svg:x2="8.279cm" svg:y2="0.499cm"><text:p/></draw:line><draw:line draw:style-name="gr36" draw:text-style-name="P82" svg:x1="8.029cm" svg:y1="0.3cm" svg:x2="8.279cm" svg:y2="0.3cm"><text:p/></draw:line><draw:line draw:style-name="gr36" draw:text-style-name="P82" svg:x1="8.029cm" svg:y1="2.3cm" svg:x2="8.279cm" svg:y2="2.3cm"><text:p/></draw:line><draw:line draw:style-name="gr36" draw:text-style-name="P82" svg:x1="8.029cm" svg:y1="2.499cm" svg:x2="8.279cm" svg:y2="2.499cm"><text:p/></draw:line><draw:line draw:style-name="gr36" draw:text-style-name="P82" svg:x1="8.029cm" svg:y1="2.701cm" svg:x2="8.279cm" svg:y2="2.701cm"><text:p/></draw:line><draw:line draw:style-name="gr36" draw:text-style-name="P82" svg:x1="8.029cm" svg:y1="2.9cm" svg:x2="8.279cm" svg:y2="2.9cm"><text:p/></draw:line><draw:line draw:style-name="gr36" draw:text-style-name="P82" svg:x1="8.029cm" svg:y1="3.3cm" svg:x2="8.279cm" svg:y2="3.3cm"><text:p/></draw:line><draw:line draw:style-name="gr36" draw:text-style-name="P82" svg:x1="8.029cm" svg:y1="3.5cm" svg:x2="8.279cm" svg:y2="3.5cm"><text:p/></draw:line><draw:line draw:style-name="gr36" draw:text-style-name="P82" svg:x1="8.029cm" svg:y1="3.701cm" svg:x2="8.279cm" svg:y2="3.701cm"><text:p/></draw:line><draw:line draw:style-name="gr36" draw:text-style-name="P82" svg:x1="8.029cm" svg:y1="1.799cm" svg:x2="8.279cm" svg:y2="1.799cm"><text:p/></draw:line><draw:line draw:style-name="gr36" draw:text-style-name="P82" svg:x1="8.029cm" svg:y1="1.6cm" svg:x2="8.279cm" svg:y2="1.6cm"><text:p/></draw:line><draw:line draw:style-name="gr36" draw:text-style-name="P82" svg:x1="8.029cm" svg:y1="1.401cm" svg:x2="8.279cm" svg:y2="1.401cm"><text:p/></draw:line><draw:line draw:style-name="gr36" draw:text-style-name="P82" svg:x1="8.029cm" svg:y1="1.199cm" svg:x2="8.279cm" svg:y2="1.199cm"><text:p/></draw:line><draw:line draw:style-name="gr36" draw:text-style-name="P82" svg:x1="8.029cm" svg:y1="1cm" svg:x2="8.279cm" svg:y2="1cm"><text:p/></draw:line><draw:line draw:style-name="gr36" draw:text-style-name="P82" svg:x1="8.029cm" svg:y1="0.801cm" svg:x2="8.279cm" svg:y2="0.801cm"><text:p/></draw:line><draw:line draw:style-name="gr36" draw:text-style-name="P82" svg:x1="8.029cm" svg:y1="0.6cm" svg:x2="8.279cm" svg:y2="0.6cm"><text:p/></draw:line><draw:line draw:style-name="gr36" draw:text-style-name="P82" svg:x1="8.029cm" svg:y1="0.4cm" svg:x2="8.279cm" svg:y2="0.4cm"><text:p/></draw:line><draw:line draw:style-name="gr36" draw:text-style-name="P82" svg:x1="8.029cm" svg:y1="2cm" svg:x2="8.279cm" svg:y2="2cm"><text:p/></draw:line><draw:line draw:style-name="gr36" draw:text-style-name="P82" svg:x1="8.029cm" svg:y1="2.2cm" svg:x2="8.279cm" svg:y2="2.2cm"><text:p/></draw:line><draw:line draw:style-name="gr36" draw:text-style-name="P82" svg:x1="8.029cm" svg:y1="2.401cm" svg:x2="8.279cm" svg:y2="2.401cm"><text:p/></draw:line><draw:line draw:style-name="gr36" draw:text-style-name="P82" svg:x1="8.029cm" svg:y1="2.6cm" svg:x2="8.279cm" svg:y2="2.6cm"><text:p/></draw:line><draw:line draw:style-name="gr36" draw:text-style-name="P82" svg:x1="8.029cm" svg:y1="2.799cm" svg:x2="8.279cm" svg:y2="2.799cm"><text:p/></draw:line><draw:line draw:style-name="gr36" draw:text-style-name="P82" svg:x1="8.029cm" svg:y1="3cm" svg:x2="8.279cm" svg:y2="3cm"><text:p/></draw:line><draw:line draw:style-name="gr36" draw:text-style-name="P82" svg:x1="8.029cm" svg:y1="3.2cm" svg:x2="8.279cm" svg:y2="3.2cm"><text:p/></draw:line><draw:line draw:style-name="gr36" draw:text-style-name="P82" svg:x1="8.029cm" svg:y1="3.401cm" svg:x2="8.279cm" svg:y2="3.401cm"><text:p/></draw:line><draw:line draw:style-name="gr36" draw:text-style-name="P82" svg:x1="8.029cm" svg:y1="3.6cm" svg:x2="8.279cm" svg:y2="3.6cm"><text:p/></draw:line><draw:frame draw:style-name="gr49" draw:text-style-name="P83" svg:width="0.428cm" svg:height="0.415cm" svg:x="2.88cm" svg:y="0.894cm"><draw:text-box><text:p text:style-name="P65"><text:span text:style-name="T48">10</text:span></text:p></draw:text-box></draw:frame><draw:frame draw:style-name="gr50" draw:text-style-name="P83" svg:width="0.32cm" svg:height="0.415cm" svg:x="4.75cm" svg:y="0.901cm"><draw:text-box><text:p text:style-name="P65"><text:span text:style-name="T48"><text:s/></text:span><text:span text:style-name="T48">1</text:span></text:p></draw:text-box></draw:frame><draw:frame draw:style-name="gr37" draw:text-style-name="P83" svg:width="0.214cm" svg:height="0.415cm" svg:x="6.69cm" svg:y="1.894cm"><draw:text-box><text:p text:style-name="P65"><text:span text:style-name="T48">0</text:span></text:p></draw:text-box></draw:frame><draw:frame draw:style-name="gr48" draw:text-style-name="P83" svg:width="0.373cm" svg:height="0.415cm" svg:x="6.63cm" svg:y="2.896cm"><draw:text-box><text:p text:style-name="P65"><text:span text:style-name="T50">–</text:span><text:span text:style-name="T48">1</text:span></text:p></draw:text-box></draw:frame><draw:frame draw:style-name="gr50" draw:text-style-name="P83" svg:width="0.32cm" svg:height="0.415cm" svg:x="6.63cm" svg:y="0.901cm"><draw:text-box><text:p text:style-name="P65"><text:span text:style-name="T48"><text:s/></text:span><text:span text:style-name="T48">1</text:span></text:p></draw:text-box></draw:frame><draw:frame draw:style-name="gr37" draw:text-style-name="P83" svg:width="0.214cm" svg:height="0.415cm" svg:x="8.56cm" svg:y="1.893cm"><draw:text-box><text:p text:style-name="P65"><text:span text:style-name="T48">0</text:span></text:p></draw:text-box></draw:frame><draw:frame draw:style-name="gr48" draw:text-style-name="P83" svg:width="0.373cm" svg:height="0.415cm" svg:x="8.5cm" svg:y="2.893cm"><draw:text-box><text:p text:style-name="P65"><text:span text:style-name="T50">–</text:span><text:span text:style-name="T48">1</text:span></text:p></draw:text-box></draw:frame></draw:g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P43">+3°C</text:p>
            </table:table-cell>
            <table:table-cell table:style-name="Tableau1.A1" office:value-type="string">
              <text:p text:style-name="P45"><text:span text:style-name="_5f_Caractères_5f_correction"><text:span text:style-name="T26">−</text:span></text:span>12°C</text:p>
            </table:table-cell>
            <table:table-cell table:style-name="Tableau1.A1" office:value-type="string">
              <text:p text:style-name="P43">+0,6°C</text:p>
            </table:table-cell>
            <table:table-cell table:style-name="Tableau1.A1" office:value-type="string">
              <text:p text:style-name="P43">+0,2°C</text:p>
            </table:table-cell>
            <table:table-cell table:style-name="Tableau1.E1" office:value-type="string">
              <text:p text:style-name="P45"><text:span text:style-name="_5f_Caractères_5f_correction"><text:span text:style-name="T26">−</text:span></text:span>0,6°C</text:p>
            </table:table-cell>
          </table:table-row>
        </table:table-header-rows>
      </table:table>
      <text:list xml:id="list133051526775534" text:continue-numbering="true" text:style-name="Num_5f_Exo">
        <text:list-item>
          <text:h text:style-name="Exo_5f_Num" text:outline-level="1"> Indique par un trait de couleur la graduation correspondant à la température.</text:h>
        </text:list-item>
      </text:list>
      <text:p text:style-name="P39"><draw:line text:anchor-type="paragraph" draw:z-index="25" draw:name="Forme1" draw:style-name="gr26" draw:text-style-name="P76" svg:x1="0.399cm" svg:y1="0.519cm" svg:x2="0.9cm" svg:y2="0.507cm"><text:p/></draw:line><draw:line text:anchor-type="paragraph" draw:z-index="24" draw:name="Forme6" draw:style-name="gr26" draw:text-style-name="P73" svg:x1="2.33cm" svg:y1="3.399cm" svg:x2="2.831cm" svg:y2="3.387cm"><text:p/></draw:line><draw:line text:anchor-type="paragraph" draw:z-index="26" draw:name="Forme1" draw:style-name="gr26" draw:text-style-name="P76" svg:x1="4.272cm" svg:y1="2.711cm" svg:x2="4.773cm" svg:y2="2.699cm"><text:p/></draw:line><draw:line text:anchor-type="paragraph" draw:z-index="27" draw:name="Forme1" draw:style-name="gr26" draw:text-style-name="P76" svg:x1="6.153cm" svg:y1="0.989cm" svg:x2="6.654cm" svg:y2="0.977cm"><text:p/></draw:line><draw:line text:anchor-type="paragraph" draw:z-index="28" draw:name="Forme1" draw:style-name="gr26" draw:text-style-name="P76" svg:x1="8.012cm" svg:y1="3.699cm" svg:x2="8.513cm" svg:y2="3.687cm"><text:p/></draw:line><draw:custom-shape text:anchor-type="paragraph" draw:z-index="29" draw:name="Forme2" draw:style-name="gr25" draw:text-style-name="P75" svg:width="0.2cm" svg:height="3.493cm" svg:x="0.3cm" svg:y="0.506cm"><text:p/><draw:enhanced-geometry svg:viewBox="0 0 21600 21600" draw:type="rectangle" draw:enhanced-path="M 0 0 L 21600 0 21600 21600 0 21600 0 0 Z N"/></draw:custom-shape><draw:custom-shape text:anchor-type="paragraph" draw:z-index="30" draw:name="Forme2" draw:style-name="gr24" draw:text-style-name="P75" svg:width="0.2cm" svg:height="0.616cm" svg:x="2.187cm" svg:y="3.383cm"><text:p/><draw:enhanced-geometry svg:viewBox="0 0 21600 21600" draw:type="rectangle" draw:enhanced-path="M 0 0 L 21600 0 21600 21600 0 21600 0 0 Z N"/></draw:custom-shape><draw:custom-shape text:anchor-type="paragraph" draw:z-index="31" draw:name="Forme2" draw:style-name="gr23" draw:text-style-name="P75" svg:width="0.2cm" svg:height="1.325cm" svg:x="4.069cm" svg:y="2.672cm"><text:p/><draw:enhanced-geometry svg:viewBox="0 0 21600 21600" draw:type="rectangle" draw:enhanced-path="M 0 0 L 21600 0 21600 21600 0 21600 0 0 Z N"/></draw:custom-shape><draw:custom-shape text:anchor-type="paragraph" draw:z-index="32" draw:name="Forme2" draw:style-name="gr22" draw:text-style-name="P75" svg:width="0.2cm" svg:height="3.04cm" svg:x="5.953cm" svg:y="0.96cm"><text:p/><draw:enhanced-geometry svg:viewBox="0 0 21600 21600" draw:type="rectangle" draw:enhanced-path="M 0 0 L 21600 0 21600 21600 0 21600 0 0 Z N"/></draw:custom-shape><draw:custom-shape text:anchor-type="paragraph" draw:z-index="33" draw:name="Forme2" draw:style-name="gr21" draw:text-style-name="P75" svg:width="0.2cm" svg:height="0.304cm" svg:x="7.812cm" svg:y="3.694cm"><text:p/><draw:enhanced-geometry svg:viewBox="0 0 21600 21600" draw:type="rectangle" draw:enhanced-path="M 0 0 L 21600 0 21600 21600 0 21600 0 0 Z N"/></draw:custom-shape><draw:g text:anchor-type="as-char" svg:y="-0.099cm" draw:z-index="22" draw:name="Forme7" draw:style-name="gr27"><draw:rect draw:style-name="gr32" draw:text-style-name="P79" svg:width="1.5cm" svg:height="4.5cm" svg:x="1.887cm" svg:y="0cm"><text:p/></draw:rect><draw:rect draw:style-name="gr32" draw:text-style-name="P79" svg:width="1.5cm" svg:height="4.5cm" svg:x="0cm" svg:y="0cm"><text:p/></draw:rect><draw:rect draw:style-name="gr33" draw:text-style-name="P80" svg:width="0.2cm" svg:height="3.8cm" svg:x="0.3cm" svg:y="0.25cm"><text:p/></draw:rect><draw:circle draw:style-name="gr34" draw:text-style-name="P81" svg:width="0.401cm" svg:height="0.401cm" svg:x="0.199cm" svg:y="3.9cm"><text:p/></draw:circle><draw:line draw:style-name="gr35" draw:text-style-name="P82" svg:x1="0.55cm" svg:y1="2.101cm" svg:x2="0.95cm" svg:y2="2.101cm"><text:p/></draw:line><draw:line draw:style-name="gr35" draw:text-style-name="P82" svg:x1="0.55cm" svg:y1="1.101cm" svg:x2="0.95cm" svg:y2="1.101cm"><text:p/></draw:line><draw:line draw:style-name="gr35" draw:text-style-name="P82" svg:x1="0.55cm" svg:y1="3.099cm" svg:x2="0.95cm" svg:y2="3.099cm"><text:p/></draw:line><draw:line draw:style-name="gr36" draw:text-style-name="P82" svg:x1="0.55cm" svg:y1="1.9cm" svg:x2="0.8cm" svg:y2="1.9cm"><text:p/></draw:line><draw:line draw:style-name="gr36" draw:text-style-name="P82" svg:x1="0.55cm" svg:y1="1.699cm" svg:x2="0.8cm" svg:y2="1.699cm"><text:p/></draw:line><draw:line draw:style-name="gr36" draw:text-style-name="P82" svg:x1="0.55cm" svg:y1="1.498cm" svg:x2="0.8cm" svg:y2="1.498cm"><text:p/></draw:line><draw:line draw:style-name="gr36" draw:text-style-name="P82" svg:x1="0.55cm" svg:y1="1.3cm" svg:x2="0.8cm" svg:y2="1.3cm"><text:p/></draw:line><draw:line draw:style-name="gr36" draw:text-style-name="P82" svg:x1="0.55cm" svg:y1="0.9cm" svg:x2="0.8cm" svg:y2="0.9cm"><text:p/></draw:line><draw:line draw:style-name="gr36" draw:text-style-name="P82" svg:x1="0.55cm" svg:y1="0.7cm" svg:x2="0.8cm" svg:y2="0.7cm"><text:p/></draw:line><draw:line draw:style-name="gr36" draw:text-style-name="P82" svg:x1="0.55cm" svg:y1="0.499cm" svg:x2="0.8cm" svg:y2="0.499cm"><text:p/></draw:line><draw:line draw:style-name="gr36" draw:text-style-name="P82" svg:x1="0.55cm" svg:y1="0.3cm" svg:x2="0.8cm" svg:y2="0.3cm"><text:p/></draw:line><draw:line draw:style-name="gr36" draw:text-style-name="P82" svg:x1="0.55cm" svg:y1="2.3cm" svg:x2="0.8cm" svg:y2="2.3cm"><text:p/></draw:line><draw:line draw:style-name="gr36" draw:text-style-name="P82" svg:x1="0.55cm" svg:y1="2.498cm" svg:x2="0.8cm" svg:y2="2.498cm"><text:p/></draw:line><draw:line draw:style-name="gr36" draw:text-style-name="P82" svg:x1="0.55cm" svg:y1="2.701cm" svg:x2="0.8cm" svg:y2="2.701cm"><text:p/></draw:line><draw:line draw:style-name="gr36" draw:text-style-name="P82" svg:x1="0.55cm" svg:y1="2.9cm" svg:x2="0.8cm" svg:y2="2.9cm"><text:p/></draw:line><draw:line draw:style-name="gr36" draw:text-style-name="P82" svg:x1="0.55cm" svg:y1="3.3cm" svg:x2="0.8cm" svg:y2="3.3cm"><text:p/></draw:line><draw:line draw:style-name="gr36" draw:text-style-name="P82" svg:x1="0.55cm" svg:y1="3.5cm" svg:x2="0.8cm" svg:y2="3.5cm"><text:p/></draw:line><draw:line draw:style-name="gr36" draw:text-style-name="P82" svg:x1="0.55cm" svg:y1="3.701cm" svg:x2="0.8cm" svg:y2="3.701cm"><text:p/></draw:line><draw:line draw:style-name="gr36" draw:text-style-name="P82" svg:x1="0.55cm" svg:y1="1.799cm" svg:x2="0.8cm" svg:y2="1.799cm"><text:p/></draw:line><draw:line draw:style-name="gr36" draw:text-style-name="P82" svg:x1="0.55cm" svg:y1="1.6cm" svg:x2="0.8cm" svg:y2="1.6cm"><text:p/></draw:line><draw:line draw:style-name="gr36" draw:text-style-name="P82" svg:x1="0.55cm" svg:y1="1.401cm" svg:x2="0.8cm" svg:y2="1.401cm"><text:p/></draw:line><draw:line draw:style-name="gr36" draw:text-style-name="P82" svg:x1="0.55cm" svg:y1="1.198cm" svg:x2="0.8cm" svg:y2="1.198cm"><text:p/></draw:line><draw:line draw:style-name="gr36" draw:text-style-name="P82" svg:x1="0.55cm" svg:y1="1cm" svg:x2="0.8cm" svg:y2="1cm"><text:p/></draw:line><draw:line draw:style-name="gr36" draw:text-style-name="P82" svg:x1="0.55cm" svg:y1="0.801cm" svg:x2="0.8cm" svg:y2="0.801cm"><text:p/></draw:line><draw:line draw:style-name="gr36" draw:text-style-name="P82" svg:x1="0.55cm" svg:y1="0.6cm" svg:x2="0.8cm" svg:y2="0.6cm"><text:p/></draw:line><draw:line draw:style-name="gr36" draw:text-style-name="P82" svg:x1="0.55cm" svg:y1="0.399cm" svg:x2="0.8cm" svg:y2="0.399cm"><text:p/></draw:line><draw:line draw:style-name="gr36" draw:text-style-name="P82" svg:x1="0.55cm" svg:y1="2cm" svg:x2="0.8cm" svg:y2="2cm"><text:p/></draw:line><draw:line draw:style-name="gr36" draw:text-style-name="P82" svg:x1="0.55cm" svg:y1="2.2cm" svg:x2="0.8cm" svg:y2="2.2cm"><text:p/></draw:line><draw:line draw:style-name="gr36" draw:text-style-name="P82" svg:x1="0.55cm" svg:y1="2.401cm" svg:x2="0.8cm" svg:y2="2.401cm"><text:p/></draw:line><draw:line draw:style-name="gr36" draw:text-style-name="P82" svg:x1="0.55cm" svg:y1="2.6cm" svg:x2="0.8cm" svg:y2="2.6cm"><text:p/></draw:line><draw:line draw:style-name="gr36" draw:text-style-name="P82" svg:x1="0.55cm" svg:y1="2.798cm" svg:x2="0.8cm" svg:y2="2.798cm"><text:p/></draw:line><draw:line draw:style-name="gr36" draw:text-style-name="P82" svg:x1="0.55cm" svg:y1="2.999cm" svg:x2="0.8cm" svg:y2="2.999cm"><text:p/></draw:line><draw:line draw:style-name="gr36" draw:text-style-name="P82" svg:x1="0.55cm" svg:y1="3.2cm" svg:x2="0.8cm" svg:y2="3.2cm"><text:p/></draw:line><draw:line draw:style-name="gr36" draw:text-style-name="P82" svg:x1="0.55cm" svg:y1="3.401cm" svg:x2="0.8cm" svg:y2="3.401cm"><text:p/></draw:line><draw:line draw:style-name="gr36" draw:text-style-name="P82" svg:x1="0.55cm" svg:y1="3.6cm" svg:x2="0.8cm" svg:y2="3.6cm"><text:p/></draw:line><draw:rect draw:style-name="gr32" draw:text-style-name="P79" svg:width="1.507cm" svg:height="4.5cm" svg:x="3.769cm" svg:y="0cm"><text:p/></draw:rect><draw:rect draw:style-name="gr33" draw:text-style-name="P80" svg:width="0.204cm" svg:height="3.8cm" svg:x="4.069cm" svg:y="0.25cm"><text:p/></draw:rect><draw:circle draw:style-name="gr34" draw:text-style-name="P81" svg:width="0.403cm" svg:height="0.403cm" svg:x="3.971cm" svg:y="3.898cm"><text:p/></draw:circle><draw:line draw:style-name="gr35" draw:text-style-name="P82" svg:x1="4.322cm" svg:y1="2.101cm" svg:x2="4.722cm" svg:y2="2.101cm"><text:p/></draw:line><draw:line draw:style-name="gr35" draw:text-style-name="P82" svg:x1="4.322cm" svg:y1="1.101cm" svg:x2="4.722cm" svg:y2="1.101cm"><text:p/></draw:line><draw:line draw:style-name="gr35" draw:text-style-name="P82" svg:x1="4.322cm" svg:y1="3.099cm" svg:x2="4.722cm" svg:y2="3.099cm"><text:p/></draw:line><draw:line draw:style-name="gr36" draw:text-style-name="P82" svg:x1="4.322cm" svg:y1="1.9cm" svg:x2="4.572cm" svg:y2="1.9cm"><text:p/></draw:line><draw:line draw:style-name="gr36" draw:text-style-name="P82" svg:x1="4.322cm" svg:y1="1.699cm" svg:x2="4.572cm" svg:y2="1.699cm"><text:p/></draw:line><draw:line draw:style-name="gr36" draw:text-style-name="P82" svg:x1="4.322cm" svg:y1="1.498cm" svg:x2="4.572cm" svg:y2="1.498cm"><text:p/></draw:line><draw:line draw:style-name="gr36" draw:text-style-name="P82" svg:x1="4.322cm" svg:y1="1.3cm" svg:x2="4.572cm" svg:y2="1.3cm"><text:p/></draw:line><draw:line draw:style-name="gr36" draw:text-style-name="P82" svg:x1="4.322cm" svg:y1="0.9cm" svg:x2="4.572cm" svg:y2="0.9cm"><text:p/></draw:line><draw:line draw:style-name="gr36" draw:text-style-name="P82" svg:x1="4.322cm" svg:y1="0.7cm" svg:x2="4.572cm" svg:y2="0.7cm"><text:p/></draw:line><draw:line draw:style-name="gr36" draw:text-style-name="P82" svg:x1="4.322cm" svg:y1="0.499cm" svg:x2="4.572cm" svg:y2="0.499cm"><text:p/></draw:line><draw:line draw:style-name="gr36" draw:text-style-name="P82" svg:x1="4.322cm" svg:y1="0.3cm" svg:x2="4.572cm" svg:y2="0.3cm"><text:p/></draw:line><draw:line draw:style-name="gr36" draw:text-style-name="P82" svg:x1="4.322cm" svg:y1="2.3cm" svg:x2="4.572cm" svg:y2="2.3cm"><text:p/></draw:line><draw:line draw:style-name="gr36" draw:text-style-name="P82" svg:x1="4.322cm" svg:y1="2.498cm" svg:x2="4.572cm" svg:y2="2.498cm"><text:p/></draw:line><draw:line draw:style-name="gr36" draw:text-style-name="P82" svg:x1="4.322cm" svg:y1="2.701cm" svg:x2="4.572cm" svg:y2="2.701cm"><text:p/></draw:line><draw:line draw:style-name="gr36" draw:text-style-name="P82" svg:x1="4.322cm" svg:y1="2.9cm" svg:x2="4.572cm" svg:y2="2.9cm"><text:p/></draw:line><draw:line draw:style-name="gr36" draw:text-style-name="P82" svg:x1="4.322cm" svg:y1="3.3cm" svg:x2="4.572cm" svg:y2="3.3cm"><text:p/></draw:line><draw:line draw:style-name="gr36" draw:text-style-name="P82" svg:x1="4.322cm" svg:y1="3.5cm" svg:x2="4.572cm" svg:y2="3.5cm"><text:p/></draw:line><draw:line draw:style-name="gr36" draw:text-style-name="P82" svg:x1="4.322cm" svg:y1="3.701cm" svg:x2="4.572cm" svg:y2="3.701cm"><text:p/></draw:line><draw:line draw:style-name="gr36" draw:text-style-name="P82" svg:x1="4.322cm" svg:y1="1.799cm" svg:x2="4.572cm" svg:y2="1.799cm"><text:p/></draw:line><draw:line draw:style-name="gr36" draw:text-style-name="P82" svg:x1="4.322cm" svg:y1="1.6cm" svg:x2="4.572cm" svg:y2="1.6cm"><text:p/></draw:line><draw:line draw:style-name="gr36" draw:text-style-name="P82" svg:x1="4.322cm" svg:y1="1.401cm" svg:x2="4.572cm" svg:y2="1.401cm"><text:p/></draw:line><draw:line draw:style-name="gr36" draw:text-style-name="P82" svg:x1="4.322cm" svg:y1="1.198cm" svg:x2="4.572cm" svg:y2="1.198cm"><text:p/></draw:line><draw:line draw:style-name="gr36" draw:text-style-name="P82" svg:x1="4.322cm" svg:y1="1cm" svg:x2="4.572cm" svg:y2="1cm"><text:p/></draw:line><draw:line draw:style-name="gr36" draw:text-style-name="P82" svg:x1="4.322cm" svg:y1="0.801cm" svg:x2="4.572cm" svg:y2="0.801cm"><text:p/></draw:line><draw:line draw:style-name="gr36" draw:text-style-name="P82" svg:x1="4.322cm" svg:y1="0.6cm" svg:x2="4.572cm" svg:y2="0.6cm"><text:p/></draw:line><draw:line draw:style-name="gr36" draw:text-style-name="P82" svg:x1="4.322cm" svg:y1="0.399cm" svg:x2="4.572cm" svg:y2="0.399cm"><text:p/></draw:line><draw:line draw:style-name="gr36" draw:text-style-name="P82" svg:x1="4.322cm" svg:y1="2cm" svg:x2="4.572cm" svg:y2="2cm"><text:p/></draw:line><draw:line draw:style-name="gr36" draw:text-style-name="P82" svg:x1="4.322cm" svg:y1="2.2cm" svg:x2="4.572cm" svg:y2="2.2cm"><text:p/></draw:line><draw:line draw:style-name="gr36" draw:text-style-name="P82" svg:x1="4.322cm" svg:y1="2.401cm" svg:x2="4.572cm" svg:y2="2.401cm"><text:p/></draw:line><draw:line draw:style-name="gr36" draw:text-style-name="P82" svg:x1="4.322cm" svg:y1="2.6cm" svg:x2="4.572cm" svg:y2="2.6cm"><text:p/></draw:line><draw:line draw:style-name="gr36" draw:text-style-name="P82" svg:x1="4.322cm" svg:y1="2.798cm" svg:x2="4.572cm" svg:y2="2.798cm"><text:p/></draw:line><draw:line draw:style-name="gr36" draw:text-style-name="P82" svg:x1="4.322cm" svg:y1="2.999cm" svg:x2="4.572cm" svg:y2="2.999cm"><text:p/></draw:line><draw:line draw:style-name="gr36" draw:text-style-name="P82" svg:x1="4.322cm" svg:y1="3.2cm" svg:x2="4.572cm" svg:y2="3.2cm"><text:p/></draw:line><draw:line draw:style-name="gr36" draw:text-style-name="P82" svg:x1="4.322cm" svg:y1="3.401cm" svg:x2="4.572cm" svg:y2="3.401cm"><text:p/></draw:line><draw:line draw:style-name="gr36" draw:text-style-name="P82" svg:x1="4.322cm" svg:y1="3.6cm" svg:x2="4.572cm" svg:y2="3.6cm"><text:p/></draw:line><draw:rect draw:style-name="gr32" draw:text-style-name="P79" svg:width="1.504cm" svg:height="4.5cm" svg:x="5.65cm" svg:y="0cm"><text:p/></draw:rect><draw:rect draw:style-name="gr33" draw:text-style-name="P80" svg:width="0.204cm" svg:height="3.8cm" svg:x="5.95cm" svg:y="0.25cm"><text:p/></draw:rect><draw:circle draw:style-name="gr34" draw:text-style-name="P81" svg:width="0.401cm" svg:height="0.401cm" svg:x="5.851cm" svg:y="3.9cm"><text:p/></draw:circle><draw:line draw:style-name="gr35" draw:text-style-name="P82" svg:x1="6.2cm" svg:y1="2.101cm" svg:x2="6.6cm" svg:y2="2.101cm"><text:p/></draw:line><draw:line draw:style-name="gr35" draw:text-style-name="P82" svg:x1="6.2cm" svg:y1="1.101cm" svg:x2="6.6cm" svg:y2="1.101cm"><text:p/></draw:line><draw:line draw:style-name="gr35" draw:text-style-name="P82" svg:x1="6.2cm" svg:y1="3.099cm" svg:x2="6.6cm" svg:y2="3.099cm"><text:p/></draw:line><draw:line draw:style-name="gr36" draw:text-style-name="P82" svg:x1="6.2cm" svg:y1="1.9cm" svg:x2="6.45cm" svg:y2="1.9cm"><text:p/></draw:line><draw:line draw:style-name="gr36" draw:text-style-name="P82" svg:x1="6.2cm" svg:y1="1.699cm" svg:x2="6.45cm" svg:y2="1.699cm"><text:p/></draw:line><draw:line draw:style-name="gr36" draw:text-style-name="P82" svg:x1="6.2cm" svg:y1="1.498cm" svg:x2="6.45cm" svg:y2="1.498cm"><text:p/></draw:line><draw:line draw:style-name="gr36" draw:text-style-name="P82" svg:x1="6.2cm" svg:y1="1.3cm" svg:x2="6.45cm" svg:y2="1.3cm"><text:p/></draw:line><draw:line draw:style-name="gr36" draw:text-style-name="P82" svg:x1="6.2cm" svg:y1="0.9cm" svg:x2="6.45cm" svg:y2="0.9cm"><text:p/></draw:line><draw:line draw:style-name="gr36" draw:text-style-name="P82" svg:x1="6.2cm" svg:y1="0.7cm" svg:x2="6.45cm" svg:y2="0.7cm"><text:p/></draw:line><draw:line draw:style-name="gr36" draw:text-style-name="P82" svg:x1="6.2cm" svg:y1="0.499cm" svg:x2="6.45cm" svg:y2="0.499cm"><text:p/></draw:line><draw:line draw:style-name="gr36" draw:text-style-name="P82" svg:x1="6.2cm" svg:y1="0.3cm" svg:x2="6.45cm" svg:y2="0.3cm"><text:p/></draw:line><draw:line draw:style-name="gr36" draw:text-style-name="P82" svg:x1="6.2cm" svg:y1="2.3cm" svg:x2="6.45cm" svg:y2="2.3cm"><text:p/></draw:line><draw:line draw:style-name="gr36" draw:text-style-name="P82" svg:x1="6.2cm" svg:y1="2.498cm" svg:x2="6.45cm" svg:y2="2.498cm"><text:p/></draw:line><draw:line draw:style-name="gr36" draw:text-style-name="P82" svg:x1="6.2cm" svg:y1="2.701cm" svg:x2="6.45cm" svg:y2="2.701cm"><text:p/></draw:line><draw:line draw:style-name="gr36" draw:text-style-name="P82" svg:x1="6.2cm" svg:y1="2.9cm" svg:x2="6.45cm" svg:y2="2.9cm"><text:p/></draw:line><draw:line draw:style-name="gr36" draw:text-style-name="P82" svg:x1="6.2cm" svg:y1="3.3cm" svg:x2="6.45cm" svg:y2="3.3cm"><text:p/></draw:line><draw:line draw:style-name="gr36" draw:text-style-name="P82" svg:x1="6.2cm" svg:y1="3.5cm" svg:x2="6.45cm" svg:y2="3.5cm"><text:p/></draw:line><draw:line draw:style-name="gr36" draw:text-style-name="P82" svg:x1="6.2cm" svg:y1="3.701cm" svg:x2="6.45cm" svg:y2="3.701cm"><text:p/></draw:line><draw:line draw:style-name="gr36" draw:text-style-name="P82" svg:x1="6.2cm" svg:y1="1.799cm" svg:x2="6.45cm" svg:y2="1.799cm"><text:p/></draw:line><draw:line draw:style-name="gr36" draw:text-style-name="P82" svg:x1="6.2cm" svg:y1="1.6cm" svg:x2="6.45cm" svg:y2="1.6cm"><text:p/></draw:line><draw:line draw:style-name="gr36" draw:text-style-name="P82" svg:x1="6.2cm" svg:y1="1.401cm" svg:x2="6.45cm" svg:y2="1.401cm"><text:p/></draw:line><draw:line draw:style-name="gr36" draw:text-style-name="P82" svg:x1="6.2cm" svg:y1="1.198cm" svg:x2="6.45cm" svg:y2="1.198cm"><text:p/></draw:line><draw:line draw:style-name="gr36" draw:text-style-name="P82" svg:x1="6.2cm" svg:y1="1cm" svg:x2="6.45cm" svg:y2="1cm"><text:p/></draw:line><draw:line draw:style-name="gr36" draw:text-style-name="P82" svg:x1="6.2cm" svg:y1="0.801cm" svg:x2="6.45cm" svg:y2="0.801cm"><text:p/></draw:line><draw:line draw:style-name="gr36" draw:text-style-name="P82" svg:x1="6.2cm" svg:y1="0.6cm" svg:x2="6.45cm" svg:y2="0.6cm"><text:p/></draw:line><draw:line draw:style-name="gr36" draw:text-style-name="P82" svg:x1="6.2cm" svg:y1="0.399cm" svg:x2="6.45cm" svg:y2="0.399cm"><text:p/></draw:line><draw:line draw:style-name="gr36" draw:text-style-name="P82" svg:x1="6.2cm" svg:y1="2cm" svg:x2="6.45cm" svg:y2="2cm"><text:p/></draw:line><draw:line draw:style-name="gr36" draw:text-style-name="P82" svg:x1="6.2cm" svg:y1="2.2cm" svg:x2="6.45cm" svg:y2="2.2cm"><text:p/></draw:line><draw:line draw:style-name="gr36" draw:text-style-name="P82" svg:x1="6.2cm" svg:y1="2.401cm" svg:x2="6.45cm" svg:y2="2.401cm"><text:p/></draw:line><draw:line draw:style-name="gr36" draw:text-style-name="P82" svg:x1="6.2cm" svg:y1="2.6cm" svg:x2="6.45cm" svg:y2="2.6cm"><text:p/></draw:line><draw:line draw:style-name="gr36" draw:text-style-name="P82" svg:x1="6.2cm" svg:y1="2.798cm" svg:x2="6.45cm" svg:y2="2.798cm"><text:p/></draw:line><draw:line draw:style-name="gr36" draw:text-style-name="P82" svg:x1="6.2cm" svg:y1="2.999cm" svg:x2="6.45cm" svg:y2="2.999cm"><text:p/></draw:line><draw:line draw:style-name="gr36" draw:text-style-name="P82" svg:x1="6.2cm" svg:y1="3.2cm" svg:x2="6.45cm" svg:y2="3.2cm"><text:p/></draw:line><draw:line draw:style-name="gr36" draw:text-style-name="P82" svg:x1="6.2cm" svg:y1="3.401cm" svg:x2="6.45cm" svg:y2="3.401cm"><text:p/></draw:line><draw:line draw:style-name="gr36" draw:text-style-name="P82" svg:x1="6.2cm" svg:y1="3.6cm" svg:x2="6.45cm" svg:y2="3.6cm"><text:p/></draw:line><draw:rect draw:style-name="gr33" draw:text-style-name="P80" svg:width="0.2cm" svg:height="3.8cm" svg:x="2.187cm" svg:y="0.25cm"><text:p/></draw:rect><draw:ellipse draw:style-name="gr34" draw:text-style-name="P81" svg:width="0.405cm" svg:height="0.401cm" svg:x="2.087cm" svg:y="3.9cm"><text:p/></draw:ellipse><draw:line draw:style-name="gr35" draw:text-style-name="P82" svg:x1="2.438cm" svg:y1="2.101cm" svg:x2="2.837cm" svg:y2="2.101cm"><text:p/></draw:line><draw:line draw:style-name="gr35" draw:text-style-name="P82" svg:x1="2.438cm" svg:y1="1.101cm" svg:x2="2.837cm" svg:y2="1.101cm"><text:p/></draw:line><draw:line draw:style-name="gr35" draw:text-style-name="P82" svg:x1="2.438cm" svg:y1="3.099cm" svg:x2="2.837cm" svg:y2="3.099cm"><text:p/></draw:line><draw:line draw:style-name="gr36" draw:text-style-name="P82" svg:x1="2.438cm" svg:y1="1.9cm" svg:x2="2.687cm" svg:y2="1.9cm"><text:p/></draw:line><draw:line draw:style-name="gr36" draw:text-style-name="P82" svg:x1="2.438cm" svg:y1="1.699cm" svg:x2="2.687cm" svg:y2="1.699cm"><text:p/></draw:line><draw:line draw:style-name="gr36" draw:text-style-name="P82" svg:x1="2.438cm" svg:y1="1.498cm" svg:x2="2.687cm" svg:y2="1.498cm"><text:p/></draw:line><draw:line draw:style-name="gr36" draw:text-style-name="P82" svg:x1="2.438cm" svg:y1="1.3cm" svg:x2="2.687cm" svg:y2="1.3cm"><text:p/></draw:line><draw:line draw:style-name="gr36" draw:text-style-name="P82" svg:x1="2.438cm" svg:y1="0.9cm" svg:x2="2.687cm" svg:y2="0.9cm"><text:p/></draw:line><draw:line draw:style-name="gr36" draw:text-style-name="P82" svg:x1="2.438cm" svg:y1="0.7cm" svg:x2="2.687cm" svg:y2="0.7cm"><text:p/></draw:line><draw:line draw:style-name="gr36" draw:text-style-name="P82" svg:x1="2.438cm" svg:y1="0.499cm" svg:x2="2.687cm" svg:y2="0.499cm"><text:p/></draw:line><draw:line draw:style-name="gr36" draw:text-style-name="P82" svg:x1="2.438cm" svg:y1="0.3cm" svg:x2="2.687cm" svg:y2="0.3cm"><text:p/></draw:line><draw:line draw:style-name="gr36" draw:text-style-name="P82" svg:x1="2.438cm" svg:y1="2.3cm" svg:x2="2.687cm" svg:y2="2.3cm"><text:p/></draw:line><draw:line draw:style-name="gr36" draw:text-style-name="P82" svg:x1="2.438cm" svg:y1="2.498cm" svg:x2="2.687cm" svg:y2="2.498cm"><text:p/></draw:line><draw:line draw:style-name="gr36" draw:text-style-name="P82" svg:x1="2.438cm" svg:y1="2.701cm" svg:x2="2.687cm" svg:y2="2.701cm"><text:p/></draw:line><draw:line draw:style-name="gr36" draw:text-style-name="P82" svg:x1="2.438cm" svg:y1="2.9cm" svg:x2="2.687cm" svg:y2="2.9cm"><text:p/></draw:line><draw:line draw:style-name="gr36" draw:text-style-name="P82" svg:x1="2.438cm" svg:y1="3.3cm" svg:x2="2.687cm" svg:y2="3.3cm"><text:p/></draw:line><draw:line draw:style-name="gr36" draw:text-style-name="P82" svg:x1="2.438cm" svg:y1="3.5cm" svg:x2="2.687cm" svg:y2="3.5cm"><text:p/></draw:line><draw:line draw:style-name="gr36" draw:text-style-name="P82" svg:x1="2.438cm" svg:y1="3.701cm" svg:x2="2.687cm" svg:y2="3.701cm"><text:p/></draw:line><draw:rect draw:style-name="gr32" draw:text-style-name="P79" svg:width="1.495cm" svg:height="4.5cm" svg:x="7.514cm" svg:y="0cm"><text:p/></draw:rect><draw:rect draw:style-name="gr33" draw:text-style-name="P80" svg:width="0.2cm" svg:height="3.8cm" svg:x="7.812cm" svg:y="0.25cm"><text:p/></draw:rect><draw:circle draw:style-name="gr34" draw:text-style-name="P81" svg:width="0.403cm" svg:height="0.403cm" svg:x="7.708cm" svg:y="3.898cm"><text:p/></draw:circle><draw:line draw:style-name="gr35" draw:text-style-name="P82" svg:x1="8.059cm" svg:y1="2.101cm" svg:x2="8.458cm" svg:y2="2.101cm"><text:p/></draw:line><draw:line draw:style-name="gr35" draw:text-style-name="P82" svg:x1="8.059cm" svg:y1="1.101cm" svg:x2="8.458cm" svg:y2="1.101cm"><text:p/></draw:line><draw:line draw:style-name="gr35" draw:text-style-name="P82" svg:x1="8.059cm" svg:y1="3.099cm" svg:x2="8.458cm" svg:y2="3.099cm"><text:p/></draw:line><draw:line draw:style-name="gr36" draw:text-style-name="P82" svg:x1="8.059cm" svg:y1="1.9cm" svg:x2="8.308cm" svg:y2="1.9cm"><text:p/></draw:line><draw:line draw:style-name="gr36" draw:text-style-name="P82" svg:x1="8.059cm" svg:y1="1.699cm" svg:x2="8.308cm" svg:y2="1.699cm"><text:p/></draw:line><draw:line draw:style-name="gr36" draw:text-style-name="P82" svg:x1="8.059cm" svg:y1="1.498cm" svg:x2="8.308cm" svg:y2="1.498cm"><text:p/></draw:line><draw:line draw:style-name="gr36" draw:text-style-name="P82" svg:x1="8.059cm" svg:y1="1.3cm" svg:x2="8.308cm" svg:y2="1.3cm"><text:p/></draw:line><draw:line draw:style-name="gr36" draw:text-style-name="P82" svg:x1="8.059cm" svg:y1="0.9cm" svg:x2="8.308cm" svg:y2="0.9cm"><text:p/></draw:line><draw:line draw:style-name="gr36" draw:text-style-name="P82" svg:x1="8.059cm" svg:y1="0.7cm" svg:x2="8.308cm" svg:y2="0.7cm"><text:p/></draw:line><draw:line draw:style-name="gr36" draw:text-style-name="P82" svg:x1="8.059cm" svg:y1="0.499cm" svg:x2="8.308cm" svg:y2="0.499cm"><text:p/></draw:line><draw:line draw:style-name="gr36" draw:text-style-name="P82" svg:x1="8.059cm" svg:y1="0.3cm" svg:x2="8.308cm" svg:y2="0.3cm"><text:p/></draw:line><draw:line draw:style-name="gr36" draw:text-style-name="P82" svg:x1="8.059cm" svg:y1="2.3cm" svg:x2="8.308cm" svg:y2="2.3cm"><text:p/></draw:line><draw:line draw:style-name="gr36" draw:text-style-name="P82" svg:x1="8.059cm" svg:y1="2.498cm" svg:x2="8.308cm" svg:y2="2.498cm"><text:p/></draw:line><draw:line draw:style-name="gr36" draw:text-style-name="P82" svg:x1="8.059cm" svg:y1="2.701cm" svg:x2="8.308cm" svg:y2="2.701cm"><text:p/></draw:line><draw:line draw:style-name="gr36" draw:text-style-name="P82" svg:x1="8.059cm" svg:y1="2.9cm" svg:x2="8.308cm" svg:y2="2.9cm"><text:p/></draw:line><draw:line draw:style-name="gr36" draw:text-style-name="P82" svg:x1="8.059cm" svg:y1="3.3cm" svg:x2="8.308cm" svg:y2="3.3cm"><text:p/></draw:line><draw:line draw:style-name="gr36" draw:text-style-name="P82" svg:x1="8.059cm" svg:y1="3.5cm" svg:x2="8.308cm" svg:y2="3.5cm"><text:p/></draw:line><draw:line draw:style-name="gr36" draw:text-style-name="P82" svg:x1="8.059cm" svg:y1="3.701cm" svg:x2="8.308cm" svg:y2="3.701cm"><text:p/></draw:line><draw:line draw:style-name="gr36" draw:text-style-name="P82" svg:x1="8.059cm" svg:y1="1.799cm" svg:x2="8.308cm" svg:y2="1.799cm"><text:p/></draw:line><draw:line draw:style-name="gr36" draw:text-style-name="P82" svg:x1="8.059cm" svg:y1="1.6cm" svg:x2="8.308cm" svg:y2="1.6cm"><text:p/></draw:line><draw:line draw:style-name="gr36" draw:text-style-name="P82" svg:x1="8.059cm" svg:y1="1.401cm" svg:x2="8.308cm" svg:y2="1.401cm"><text:p/></draw:line><draw:line draw:style-name="gr36" draw:text-style-name="P82" svg:x1="8.059cm" svg:y1="1.198cm" svg:x2="8.308cm" svg:y2="1.198cm"><text:p/></draw:line><draw:line draw:style-name="gr36" draw:text-style-name="P82" svg:x1="8.059cm" svg:y1="1cm" svg:x2="8.308cm" svg:y2="1cm"><text:p/></draw:line><draw:line draw:style-name="gr36" draw:text-style-name="P82" svg:x1="8.059cm" svg:y1="0.801cm" svg:x2="8.308cm" svg:y2="0.801cm"><text:p/></draw:line><draw:line draw:style-name="gr36" draw:text-style-name="P82" svg:x1="8.059cm" svg:y1="0.6cm" svg:x2="8.308cm" svg:y2="0.6cm"><text:p/></draw:line><draw:line draw:style-name="gr36" draw:text-style-name="P82" svg:x1="8.059cm" svg:y1="0.399cm" svg:x2="8.308cm" svg:y2="0.399cm"><text:p/></draw:line><draw:line draw:style-name="gr36" draw:text-style-name="P82" svg:x1="8.059cm" svg:y1="2cm" svg:x2="8.308cm" svg:y2="2cm"><text:p/></draw:line><draw:line draw:style-name="gr36" draw:text-style-name="P82" svg:x1="8.059cm" svg:y1="2.2cm" svg:x2="8.308cm" svg:y2="2.2cm"><text:p/></draw:line><draw:line draw:style-name="gr36" draw:text-style-name="P82" svg:x1="8.059cm" svg:y1="2.401cm" svg:x2="8.308cm" svg:y2="2.401cm"><text:p/></draw:line><draw:line draw:style-name="gr36" draw:text-style-name="P82" svg:x1="8.059cm" svg:y1="2.6cm" svg:x2="8.308cm" svg:y2="2.6cm"><text:p/></draw:line><draw:line draw:style-name="gr36" draw:text-style-name="P82" svg:x1="8.059cm" svg:y1="2.798cm" svg:x2="8.308cm" svg:y2="2.798cm"><text:p/></draw:line><draw:line draw:style-name="gr36" draw:text-style-name="P82" svg:x1="8.059cm" svg:y1="2.999cm" svg:x2="8.308cm" svg:y2="2.999cm"><text:p/></draw:line><draw:line draw:style-name="gr36" draw:text-style-name="P82" svg:x1="8.059cm" svg:y1="3.2cm" svg:x2="8.308cm" svg:y2="3.2cm"><text:p/></draw:line><draw:line draw:style-name="gr36" draw:text-style-name="P82" svg:x1="8.059cm" svg:y1="3.401cm" svg:x2="8.308cm" svg:y2="3.401cm"><text:p/></draw:line><draw:line draw:style-name="gr36" draw:text-style-name="P82" svg:x1="8.059cm" svg:y1="3.6cm" svg:x2="8.308cm" svg:y2="3.6cm"><text:p/></draw:line><draw:frame draw:style-name="gr37" draw:text-style-name="P83" svg:width="0.214cm" svg:height="0.415cm" svg:x="6.735cm" svg:y="1.896cm"><draw:text-box><text:p text:style-name="P65"><text:span text:style-name="T44">0</text:span></text:p></draw:text-box></draw:frame><draw:frame draw:style-name="gr38" draw:text-style-name="P83" svg:width="0.294cm" svg:height="0.414cm" svg:x="6.675cm" svg:y="2.896cm"><draw:text-box><text:p text:style-name="P65"><text:span text:style-name="T45">–</text:span><text:span text:style-name="T44">1</text:span></text:p></draw:text-box></draw:frame><draw:frame draw:style-name="gr37" draw:text-style-name="P83" svg:width="0.214cm" svg:height="0.415cm" svg:x="4.854cm" svg:y="1.886cm"><draw:text-box><text:p text:style-name="P65"><text:span text:style-name="T44">0</text:span></text:p></draw:text-box></draw:frame><draw:frame draw:style-name="gr39" draw:text-style-name="P83" svg:width="0.241cm" svg:height="0.414cm" svg:x="4.794cm" svg:y="0.893cm"><draw:text-box><text:p text:style-name="P65"><text:span text:style-name="T44"><text:s/></text:span><text:span text:style-name="T44">1</text:span></text:p></draw:text-box></draw:frame><draw:frame draw:style-name="gr37" draw:text-style-name="P83" svg:width="0.214cm" svg:height="0.415cm" svg:x="2.965cm" svg:y="1.889cm"><draw:text-box><text:p text:style-name="P65"><text:span text:style-name="T44">0</text:span></text:p></draw:text-box></draw:frame><draw:frame draw:style-name="gr38" draw:text-style-name="P83" svg:width="0.294cm" svg:height="0.414cm" svg:x="2.905cm" svg:y="2.889cm"><draw:text-box><text:p text:style-name="P65"><text:span text:style-name="T45">–</text:span><text:span text:style-name="T44">1</text:span></text:p></draw:text-box></draw:frame><draw:frame draw:style-name="gr39" draw:text-style-name="P83" svg:width="0.241cm" svg:height="0.414cm" svg:x="2.905cm" svg:y="0.896cm"><draw:text-box><text:p text:style-name="P65"><text:span text:style-name="T44"><text:s/></text:span><text:span text:style-name="T44">1</text:span></text:p></draw:text-box></draw:frame><draw:frame draw:style-name="gr37" draw:text-style-name="P83" svg:width="0.214cm" svg:height="0.415cm" svg:x="1.085cm" svg:y="1.889cm"><draw:text-box><text:p text:style-name="P65"><text:span text:style-name="T44">0</text:span></text:p></draw:text-box></draw:frame><draw:frame draw:style-name="gr40" draw:text-style-name="P84" svg:width="0.452cm" svg:height="0.414cm" svg:x="1.025cm" svg:y="2.889cm"><draw:text-box><text:p text:style-name="P65"><text:span text:style-name="T45">–</text:span><text:span text:style-name="T44">10</text:span></text:p></draw:text-box></draw:frame><draw:frame draw:style-name="gr41" draw:text-style-name="P83" svg:width="0.399cm" svg:height="0.414cm" svg:x="1.025cm" svg:y="0.896cm"><draw:text-box><text:p text:style-name="P65"><text:span text:style-name="T44"><text:s/></text:span><text:span text:style-name="T44">10</text:span></text:p></draw:text-box></draw:frame><draw:frame draw:style-name="gr37" draw:text-style-name="P83" svg:width="0.214cm" svg:height="0.415cm" svg:x="8.585cm" svg:y="1.889cm"><draw:text-box><text:p text:style-name="P65"><text:span text:style-name="T44">0</text:span></text:p></draw:text-box></draw:frame><draw:frame draw:style-name="gr38" draw:text-style-name="P83" svg:width="0.294cm" svg:height="0.414cm" svg:x="8.525cm" svg:y="2.889cm"><draw:text-box><text:p text:style-name="P65"><text:span text:style-name="T45">–</text:span><text:span text:style-name="T46">5</text:span></text:p></draw:text-box></draw:frame><draw:frame draw:style-name="gr42" draw:text-style-name="P83" svg:width="0.161cm" svg:height="0.414cm" svg:x="8.608cm" svg:y="0.896cm"><draw:text-box><text:p text:style-name="P65"><text:span text:style-name="T44">5</text:span></text:p></draw:text-box></draw:frame></draw:g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36">17°C</text:p>
            </table:table-cell>
            <table:table-cell table:style-name="Tableau2.A1" office:value-type="string">
              <text:p text:style-name="P36"><text:span text:style-name="T13">−</text:span><text:span text:style-name="T24"> </text:span>1,2°C</text:p>
            </table:table-cell>
            <table:table-cell table:style-name="Tableau2.A1" office:value-type="string">
              <text:p text:style-name="P36"><text:span text:style-name="T13">−</text:span><text:span text:style-name="T24"> </text:span>0,5°C</text:p>
            </table:table-cell>
            <table:table-cell table:style-name="Tableau2.A1" office:value-type="string">
              <text:p text:style-name="P36">1,2°C</text:p>
            </table:table-cell>
            <table:table-cell table:style-name="Tableau2.E1" office:value-type="string">
              <text:p text:style-name="P36"><text:span text:style-name="T13">−</text:span><text:span text:style-name="T24"> </text:span>7,5°C</text:p>
            </table:table-cell>
          </table:table-row>
        </table:table-header-rows>
      </table:table>
      <text:list xml:id="list133053220203749" text:continue-numbering="true" text:style-name="Num_5f_Exo">
        <text:list-item>
          <text:h text:style-name="Exo_5f_Num" text:outline-level="1"><text:span text:style-name="Bold_5f_niv1"> Histoire</text:span></text:h>
        </text:list-item>
      </text:list>
      <text:h text:style-name="P46" text:outline-level="1"><draw:frame text:anchor-type="paragraph" draw:z-index="34" draw:name="Forme3" draw:style-name="gr20" draw:text-style-name="P74" svg:width="0.629cm" svg:height="0.496cm" svg:x="0.504cm" svg:y="0.48cm"><draw:text-box><text:p text:style-name="P73"><text:span text:style-name="T42">A</text:span></text:p></draw:text-box></draw:frame><draw:frame text:anchor-type="paragraph" draw:z-index="35" draw:name="Forme3" draw:style-name="gr20" draw:text-style-name="P74" svg:width="0.629cm" svg:height="0.496cm" svg:x="2.895cm" svg:y="0.482cm"><draw:text-box><text:p text:style-name="P73"><text:span text:style-name="T42">J</text:span></text:p></draw:text-box></draw:frame><draw:frame text:anchor-type="paragraph" draw:z-index="36" draw:name="Forme3" draw:style-name="gr20" draw:text-style-name="P74" svg:width="0.629cm" svg:height="0.496cm" svg:x="4.565cm" svg:y="0.388cm"><draw:text-box><text:p text:style-name="P73"><text:span text:style-name="T42">T</text:span></text:p></draw:text-box></draw:frame><draw:frame text:anchor-type="paragraph" draw:z-index="37" draw:name="Forme3" draw:style-name="gr20" draw:text-style-name="P74" svg:width="0.629cm" svg:height="0.496cm" svg:x="7.35cm" svg:y="0.504cm"><draw:text-box><text:p text:style-name="P73"><text:span text:style-name="T42">C</text:span></text:p></draw:text-box></draw:frame><draw:line text:anchor-type="paragraph" draw:z-index="39" draw:name="Forme4" draw:style-name="gr19" draw:text-style-name="P72" svg:x1="3.297cm" svg:y1="0.784cm" svg:x2="3.273cm" svg:y2="1.567cm"><text:p/></draw:line><draw:line text:anchor-type="paragraph" draw:z-index="40" draw:name="Forme4" draw:style-name="gr19" draw:text-style-name="P72" svg:x1="5.054cm" svg:y1="0.778cm" svg:x2="5.031cm" svg:y2="1.56cm"><text:p/></draw:line><text:span text:style-name="Bold_5f_niv1"/></text:h>
      <text:p text:style-name="P26"><draw:line text:anchor-type="paragraph" draw:z-index="38" draw:name="Forme4" draw:style-name="gr19" draw:text-style-name="P71" svg:x1="0.993cm" svg:y1="-0.081cm" svg:x2="0.97cm" svg:y2="0.7cm"><text:p/></draw:line><draw:line text:anchor-type="paragraph" draw:z-index="41" draw:name="Forme4" draw:style-name="gr19" draw:text-style-name="P71" svg:x1="7.445cm" svg:y1="-0.035cm" svg:x2="7.422cm" svg:y2="0.746cm"><text:p/></draw:line><draw:g text:anchor-type="as-char" svg:y="0cm" draw:z-index="23" draw:name="Forme8" draw:style-name="gr27"><draw:line draw:style-name="gr28" draw:text-style-name="P77" svg:x1="0cm" svg:y1="0.15cm" svg:x2="8.999cm" svg:y2="0.15cm"><text:p/></draw:line><draw:line draw:style-name="gr29" draw:text-style-name="P77" svg:x1="2.251cm" svg:y1="0cm" svg:x2="2.251cm" svg:y2="0.3cm"><text:p/></draw:line><draw:line draw:style-name="gr29" draw:text-style-name="P77" svg:x1="1.251cm" svg:y1="0cm" svg:x2="1.251cm" svg:y2="0.3cm"><text:p/></draw:line><draw:line draw:style-name="gr29" draw:text-style-name="P77" svg:x1="3.251cm" svg:y1="0cm" svg:x2="3.251cm" svg:y2="0.3cm"><text:p/></draw:line><draw:line draw:style-name="gr29" draw:text-style-name="P77" svg:x1="4.249cm" svg:y1="0cm" svg:x2="4.249cm" svg:y2="0.3cm"><text:p/></draw:line><draw:line draw:style-name="gr29" draw:text-style-name="P77" svg:x1="5.249cm" svg:y1="0cm" svg:x2="5.249cm" svg:y2="0.3cm"><text:p/></draw:line><draw:line draw:style-name="gr29" draw:text-style-name="P77" svg:x1="6.249cm" svg:y1="0cm" svg:x2="6.249cm" svg:y2="0.3cm"><text:p/></draw:line><draw:line draw:style-name="gr29" draw:text-style-name="P77" svg:x1="7.25cm" svg:y1="0cm" svg:x2="7.25cm" svg:y2="0.3cm"><text:p/></draw:line><draw:frame draw:style-name="gr30" draw:text-style-name="P78" svg:width="0.228cm" svg:height="0.414cm" svg:x="4.136cm" svg:y="0.349cm"><draw:text-box><text:p text:style-name="P65"><text:span text:style-name="T43">0</text:span></text:p></draw:text-box></draw:frame><draw:frame draw:style-name="gr31" draw:text-style-name="P78" svg:width="0.678cm" svg:height="0.414cm" svg:x="4.912cm" svg:y="0.349cm"><draw:text-box><text:p text:style-name="P65"><text:span text:style-name="T43">100</text:span></text:p></draw:text-box></draw:frame><draw:line draw:style-name="gr29" draw:text-style-name="P77" svg:x1="0.25cm" svg:y1="0cm" svg:x2="0.25cm" svg:y2="0.3cm"><text:p/></draw:line><draw:line draw:style-name="gr29" draw:text-style-name="P77" svg:x1="8.25cm" svg:y1="0cm" svg:x2="8.25cm" svg:y2="0.3cm"><text:p/></draw:line></draw:g></text:p>
      <text:p text:style-name="P40">Sur l'axe chronologique ci-dessus, place le plus précisément possible les év<text:span text:style-name="T35">é</text:span>nements suivants :</text:p>
      <text:p text:style-name="P25"><text:span text:style-name="T27">T</text:span> : le temple de Jérusalem est détruit en 70 après Jésus-Christ ;</text:p>
      <text:p text:style-name="P25"><text:span text:style-name="T27">J</text:span> : Jules César naît en <text:span text:style-name="T10">100 avant J.-C. ;</text:span></text:p>
      <text:p text:style-name="P24"><text:span text:style-name="T27">C</text:span> : <text:span text:style-name="T28">Constantin crée Constantinople en 324 après J.-C. ;</text:span></text:p>
      <text:p text:style-name="P25"><text:span text:style-name="T27">A</text:span> : Alexandre le Grand meurt en <text:span text:style-name="T10">324 avant J.-C.</text:span></text:p>
      <text:list xml:id="list133052000071632" text:continue-numbering="true" text:style-name="Num_5f_Exo">
        <text:list-item>
          <text:h text:style-name="P48" text:outline-level="1"><draw:custom-shape text:anchor-type="paragraph" draw:z-index="43" draw:name="Forme9" draw:style-name="gr12" draw:text-style-name="P69" svg:width="1.138cm" svg:height="0.648cm" svg:x="2.221cm" svg:y="1.6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51" draw:name="Forme11" draw:style-name="gr9" draw:text-style-name="P69" svg:width="1.407cm" svg:height="0.74cm" svg:x="0.25cm" svg:y="2.63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55" draw:name="Forme13" draw:style-name="gr9" draw:text-style-name="P69" svg:width="1.407cm" svg:height="0.74cm" svg:x="5.616cm" svg:y="1.57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45" draw:name="Forme15" draw:style-name="gr17" draw:text-style-name="P70" svg:width="1.333cm" svg:height="0.821cm" svg:x="7.433cm" svg:y="1.60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52" draw:name="Forme19" draw:style-name="gr11" draw:text-style-name="P69" svg:width="1.56cm" svg:height="1.02cm" svg:x="1.997cm" svg:y="2.5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 Entoure en bleu les nombres positifs et en rouge les nombres négatifs.</text:h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 table:style-name="TableLine2307598348608">
          <table:table-cell table:style-name="Tableau3.A1" office:value-type="string">
            <text:p text:style-name="P28"><draw:custom-shape text:anchor-type="paragraph" draw:z-index="42" draw:name="Forme14" draw:style-name="gr12" draw:text-style-name="P69" svg:width="1.138cm" svg:height="0.648cm" svg:x="0.422cm" svg:y="0.01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49" draw:name="Forme10" draw:style-name="gr13" draw:text-style-name="P69" svg:width="1.23cm" svg:height="0.765cm" svg:x="3.935cm" svg:y="1.81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46" draw:name="Forme17" draw:style-name="gr16" draw:text-style-name="P69" svg:width="1.255cm" svg:height="0.943cm" svg:x="7.569cm" svg:y="0.89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54" draw:name="Forme12" draw:style-name="gr10" draw:text-style-name="P69" svg:width="1.407cm" svg:height="0.913cm" svg:x="3.835cm" svg:y="0.905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text:span text:style-name="_5f_Consigne"><text:span text:style-name="T15"></text:span></text:span><text:span text:style-name="_5f_Consigne"><text:span text:style-name="T18">12</text:span></text:span></text:p>
          </table:table-cell>
          <table:table-cell table:style-name="Tableau3.A1" office:value-type="string">
            <text:p text:style-name="P28"><text:span text:style-name="_5f_Consigne"><text:span text:style-name="T15"></text:span></text:span><text:span text:style-name="_5f_Consigne"><text:span text:style-name="T19">2</text:span></text:span></text:p>
          </table:table-cell>
          <table:table-cell table:style-name="Tableau3.A1" office:value-type="string">
            <text:p text:style-name="P29"><draw:custom-shape text:anchor-type="paragraph" draw:z-index="44" draw:name="Forme16" draw:style-name="gr18" draw:text-style-name="P70" svg:width="1.567cm" svg:height="0.976cm" svg:x="0.157cm" svg:y="0.01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text:span text:style-name="T29"></text:span><text:span text:style-name="T29"><draw:frame draw:style-name="fr8" draw:name="Objet5" text:anchor-type="as-char" svg:width="0.944cm" svg:height="0.871cm" draw:z-index="12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</table:table-cell>
          <table:table-cell table:style-name="Tableau3.A1" office:value-type="string">
            <text:p text:style-name="P28"><text:span text:style-name="_5f_Consigne"><text:span text:style-name="T14">−</text:span></text:span><text:span text:style-name="_5f_Consigne"><text:span text:style-name="T19">17</text:span></text:span></text:p>
          </table:table-cell>
          <table:table-cell table:style-name="Tableau3.A1" office:value-type="string">
            <text:p text:style-name="P28"><text:span text:style-name="_5f_Consigne"><text:span text:style-name="T15"></text:span></text:span><text:span text:style-name="_5f_Consigne"><text:span text:style-name="T18">34,2</text:span></text:span></text:p>
          </table:table-cell>
        </table:table-row>
        <table:table-row table:style-name="TableLine2307598360576">
          <table:table-cell table:style-name="Tableau3.A1" office:value-type="string">
            <text:p text:style-name="P28"><text:span text:style-name="_5f_Consigne"><text:span text:style-name="T14">−</text:span></text:span><text:span text:style-name="_5f_Consigne"><text:span text:style-name="T19">54,7</text:span></text:span></text:p>
          </table:table-cell>
          <table:table-cell table:style-name="Tableau3.A1" office:value-type="string">
            <text:p text:style-name="P28"><text:span text:style-name="_5f_Consigne"><text:span text:style-name="T14">−</text:span></text:span><text:span text:style-name="_5f_Consigne"><text:span text:style-name="T14"><draw:frame draw:style-name="fr8" draw:name="Objet1" text:anchor-type="as-char" svg:width="0.944cm" svg:height="0.873cm" draw:z-index="13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3.A1" office:value-type="string">
            <text:p text:style-name="P28"><text:span text:style-name="_5f_Consigne"><text:span text:style-name="T14">−</text:span></text:span><text:span text:style-name="_5f_Consigne"><text:span text:style-name="T19">0,001</text:span></text:span></text:p>
          </table:table-cell>
          <table:table-cell table:style-name="Tableau3.A1" office:value-type="string">
            <text:p text:style-name="P29"><draw:custom-shape text:anchor-type="paragraph" draw:z-index="47" draw:name="Forme20" draw:style-name="gr15" draw:text-style-name="P69" svg:width="1.327cm" svg:height="0.87cm" svg:x="0.233cm" svg:y="0.10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48" draw:name="Forme18" draw:style-name="gr14" draw:text-style-name="P69" svg:width="1.532cm" svg:height="0.719cm" svg:x="0.081cm" svg:y="1.01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frame draw:style-name="fr7" draw:name="Objet7" text:anchor-type="as-char" svg:width="0.944cm" svg:height="0.871cm" draw:z-index="14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3.E2" office:value-type="float" office:value="100.2">
            <text:p text:style-name="P28"><text:span text:style-name="_5f_Consigne"><text:span text:style-name="T19">100,2</text:span></text:span></text:p>
          </table:table-cell>
        </table:table-row>
        <table:table-row table:style-name="TableLine2307598349424">
          <table:table-cell table:style-name="Tableau3.E2" office:value-type="float" office:value="12.6">
            <text:p text:style-name="P28"><draw:custom-shape text:anchor-type="paragraph" draw:z-index="50" draw:name="Forme21" draw:style-name="gr12" draw:text-style-name="P69" svg:width="1.138cm" svg:height="0.648cm" svg:x="0.249cm" svg:y="0.01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text:span text:style-name="_5f_Consigne"><text:span text:style-name="T19">12,6</text:span></text:span></text:p>
          </table:table-cell>
          <table:table-cell table:style-name="Tableau3.A1" office:value-type="string">
            <text:p text:style-name="P28"><draw:custom-shape text:anchor-type="paragraph" draw:z-index="53" draw:name="Forme22" draw:style-name="gr9" draw:text-style-name="P69" svg:width="1.407cm" svg:height="0.74cm" svg:x="0.18cm" svg:y="0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text:span text:style-name="_5f_Consigne"><text:span text:style-name="T14">−</text:span></text:span><text:span text:style-name="_5f_Consigne"><text:span text:style-name="T19">1,18</text:span></text:span></text:p>
          </table:table-cell>
          <table:table-cell table:style-name="Tableau3.E2" office:value-type="float" office:value="0.05">
            <text:p text:style-name="P29">0,05</text:p>
          </table:table-cell>
          <table:table-cell table:style-name="Tableau3.D3" office:value-type="float" office:value="48000">
            <text:p text:style-name="P28"><text:span text:style-name="_5f_Consigne"><text:span text:style-name="T19">48 000</text:span></text:span></text:p>
          </table:table-cell>
          <table:table-cell table:style-name="Tableau3.A1" office:value-type="string">
            <text:p text:style-name="P41"><draw:custom-shape text:anchor-type="paragraph" draw:z-index="56" draw:name="Forme23" draw:style-name="gr9" draw:text-style-name="P69" svg:width="1.407cm" svg:height="0.74cm" svg:x="0.286cm" svg:y="0.004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text:span text:style-name="_5f_Consigne"><text:span text:style-name="T14">−</text:span></text:span><text:span text:style-name="_5f_Consigne"><text:span text:style-name="T19">53,2</text:span></text:span></text:p>
          </table:table-cell>
        </table:table-row>
      </table:table>
      <text:list xml:id="list1075033302" text:style-name="_5f_Numérotation_20_des_20_exercices_20_livrets">
        <text:list-header>
          <text:p text:style-name="P55"><text:span text:style-name="_5f_Consigne"><text:span text:style-name="T6">Que dire du nombre 0 ? </text:span></text:span><text:span text:style-name="_5f_Consigne"><text:span text:style-name="T9">0 est positif et négati</text:span></text:span><text:span text:style-name="_5f_Consigne"><text:span text:style-name="T33">f.</text:span></text:span></text:p>
        </text:list-header>
      </text:list>
      <text:list xml:id="list133051525989628" text:continue-list="list133052000071632" text:style-name="Num_5f_Exo">
        <text:list-item>
          <text:h text:style-name="P49" text:outline-level="1"><text:span text:style-name="_5f_Consigne"><text:span text:style-name="T7"> Complète avec le mot qui convient : </text:span></text:span><text:span text:style-name="T7"><draw:frame draw:style-name="fr3" draw:name="Cadre6" text:anchor-type="as-char" svg:y="-0.37cm" svg:width="1.559cm" svg:height="0.6cm" draw:z-index="15"><draw:text-box><text:p text:style-name="P27"><text:span text:style-name="_5f_Consigne"><text:span text:style-name="T11">positif</text:span></text:span></text:p></draw:text-box></draw:frame></text:span><text:span text:style-name="_5f_Consigne"><text:span text:style-name="T7"><text:s/></text:span></text:span><text:span text:style-name="T7"><draw:frame draw:style-name="fr4" draw:name="Cadre3" text:anchor-type="as-char" svg:y="-0.37cm" svg:width="1.78cm" svg:height="0.6cm" draw:z-index="16"><draw:text-box><text:p text:style-name="P27"><text:span text:style-name="_5f_Consigne"><text:span text:style-name="T11">négatif</text:span></text:span></text:p></draw:text-box></draw:frame></text:span><text:span text:style-name="_5f_Consigne"><text:span text:style-name="T7"><text:s/></text:span></text:span><text:span text:style-name="T7"><draw:frame draw:style-name="fr3" draw:name="Cadre1" text:anchor-type="as-char" svg:y="-0.37cm" svg:width="1.319cm" svg:height="0.603cm" draw:z-index="17"><draw:text-box><text:p text:style-name="P37"><text:span text:style-name="_5f_Consigne"><text:span text:style-name="T11">plus</text:span></text:span></text:p></draw:text-box></draw:frame></text:span><text:span text:style-name="_5f_Consigne"><text:span text:style-name="T7"><text:s/></text:span></text:span><text:span text:style-name="T7"><draw:frame draw:style-name="fr3" draw:name="Cadre5" text:anchor-type="as-char" svg:y="-0.37cm" svg:width="1.559cm" svg:height="0.6cm" draw:z-index="18"><draw:text-box><text:p text:style-name="P27"><text:span text:style-name="_5f_Consigne"><text:span text:style-name="T11">relatif</text:span></text:span></text:p></draw:text-box></draw:frame></text:span><text:span text:style-name="_5f_Consigne"><text:span text:style-name="T7"><text:s/></text:span></text:span><text:span text:style-name="T7"><draw:frame draw:style-name="fr2" draw:name="Cadre7" text:anchor-type="as-char" svg:y="-0.37cm" svg:width="1.799cm" svg:height="0.6cm" draw:z-index="19"><draw:text-box><text:p text:style-name="P27"><text:span text:style-name="_5f_Consigne"><text:span text:style-name="T11">opposé</text:span></text:span></text:p></draw:text-box></draw:frame></text:span><text:span text:style-name="_5f_Consigne"><text:span text:style-name="T7"><text:s/></text:span></text:span><text:span text:style-name="T7"><draw:frame draw:style-name="fr1" draw:name="Cadre4" text:anchor-type="as-char" svg:y="-0.37cm" svg:width="1.589cm" svg:height="0.6cm" draw:z-index="20"><draw:text-box><text:p text:style-name="P27"><text:span text:style-name="_5f_Consigne"><text:span text:style-name="T11">moins</text:span></text:span></text:p></draw:text-box></draw:frame></text:span><text:span text:style-name="_5f_Consigne"><text:span text:style-name="T7">.</text:span></text:span></text:h>
        </text:list-item>
      </text:list>
      <text:list xml:id="list3387993751" text:style-name="liste_5f_abc">
        <text:list-item>
          <text:p text:style-name="P56"><text:span text:style-name="_5f_Consigne"><text:span text:style-name="T14">−</text:span></text:span><text:span text:style-name="_5f_Consigne"><text:span text:style-name="T19">3 ; </text:span></text:span><text:span text:style-name="_5f_Consigne"><text:span text:style-name="T15"></text:span></text:span><text:span text:style-name="_5f_Consigne"><text:span text:style-name="T19">5 ; </text:span></text:span><text:span text:style-name="_5f_Consigne"><text:span text:style-name="T15">−</text:span></text:span><text:span text:style-name="_5f_Consigne"><text:span text:style-name="T19">9,3 ; 100,7 et 0 sont des nombres </text:span></text:span><text:span text:style-name="_5f_Correction_20_surligné"><text:span text:style-name="T37">relatifs</text:span></text:span><text:span text:style-name="_5f_Consigne"><text:span text:style-name="T19">.</text:span></text:span></text:p>
        </text:list-item>
        <text:list-item>
          <text:p text:style-name="P53"><text:span text:style-name="T12">Le nombre </text:span><text:span text:style-name="T17"></text:span><text:span text:style-name="T12">5 est un nombre</text:span><text:span text:style-name="_5f_Consigne"><text:span text:style-name="T19"> </text:span></text:span><text:span text:style-name="_5f_Correction_20_surligné"><text:span text:style-name="T36">positif.</text:span></text:span><text:span text:style-name="T12"><text:line-break/>Il peut aussi s'écrire sans le signe </text:span><text:span text:style-name="_5f_Consigne"><text:span text:style-name="T19"><text:s/></text:span></text:span><text:span text:style-name="_5f_Consigne"><text:span text:style-name="T7"><text:s/></text:span></text:span><text:span text:style-name="_5f_Correction_20_surligné"><text:span text:style-name="T36">plus</text:span></text:span><text:span text:style-name="_5f_Consigne"><text:span text:style-name="T19">.</text:span></text:span></text:p>
        </text:list-item>
        <text:list-item>
          <text:p text:style-name="P53"><text:span text:style-name="T12">Le nombre </text:span><text:span text:style-name="T17">−</text:span><text:span text:style-name="T12">5 est un nombre</text:span><text:span text:style-name="_5f_Consigne"><text:span text:style-name="T19"> </text:span></text:span><text:span text:style-name="_5f_Correction_20_surligné"><text:span text:style-name="T36">négatif.</text:span></text:span><text:span text:style-name="T12"> On ne peut pas supprimer le signe </text:span><text:span text:style-name="_5f_Correction_20_surligné"><text:span text:style-name="T36">moins</text:span></text:span><text:span text:style-name="T12">.</text:span></text:p>
        </text:list-item>
        <text:list-item>
          <text:p text:style-name="P53"><text:span text:style-name="T12">Le nombre 0 est à la fois </text:span><text:span text:style-name="_5f_Correction_20_surligné"><text:span text:style-name="T36">positif</text:span></text:span><text:span text:style-name="T12"> et</text:span><text:span text:style-name="_5f_Consigne"><text:span text:style-name="T7"> </text:span></text:span><text:span text:style-name="_5f_Correction_20_surligné"><text:span text:style-name="T36">négatif</text:span></text:span><text:span text:style-name="T12">.</text:span></text:p>
        </text:list-item>
        <text:list-item>
          <text:p text:style-name="P53"><text:span text:style-name="_5f_Consigne"><text:span text:style-name="T14">−</text:span></text:span><text:span text:style-name="_5f_Consigne"><text:span text:style-name="T19">2,7 est</text:span></text:span><text:span text:style-name="_5f_Consigne"><text:span text:style-name="T32"> </text:span></text:span><text:span text:style-name="_5f_Correction_20_surligné"><text:span text:style-name="T23">l'opposé</text:span></text:span><text:span text:style-name="_5f_Consigne"><text:span text:style-name="T32"> <text:s/></text:span></text:span><text:span text:style-name="_5f_Consigne"><text:span text:style-name="T19">de </text:span></text:span><text:span text:style-name="_5f_Consigne"><text:span text:style-name="T15"></text:span></text:span><text:span text:style-name="_5f_Consigne"><text:span text:style-name="T19">2,7.</text:span></text:span></text:p>
        </text:list-item>
      </text:list>
      <text:list xml:id="list133052495065381" text:continue-list="list133051525989628" text:style-name="Num_5f_Exo">
        <text:list-item>
          <text:h text:style-name="P50" text:outline-level="1"><draw:g text:anchor-type="paragraph" draw:z-index="57" draw:name="Forme5" draw:style-name="gr1"><draw:g draw:style-name="gr2"><draw:line draw:style-name="gr3" draw:text-style-name="P64" svg:x1="8.306cm" svg:y1="0.534cm" svg:x2="8.316cm" svg:y2="11.534cm"><text:p/></draw:line><draw:line draw:style-name="gr4" draw:text-style-name="P64" svg:x1="8.216cm" svg:y1="2.082cm" svg:x2="8.406cm" svg:y2="2.082cm"><text:p/></draw:line><draw:line draw:style-name="gr4" draw:text-style-name="P64" svg:x1="8.216cm" svg:y1="3.084cm" svg:x2="8.406cm" svg:y2="3.084cm"><text:p/></draw:line><draw:line draw:style-name="gr4" draw:text-style-name="P64" svg:x1="8.216cm" svg:y1="5.086cm" svg:x2="8.406cm" svg:y2="5.086cm"><text:p/></draw:line><draw:line draw:style-name="gr4" draw:text-style-name="P64" svg:x1="8.216cm" svg:y1="4.084cm" svg:x2="8.406cm" svg:y2="4.084cm"><text:p/></draw:line><draw:line draw:style-name="gr4" draw:text-style-name="P64" svg:x1="8.216cm" svg:y1="1.082cm" svg:x2="8.406cm" svg:y2="1.082cm"><text:p/></draw:line><draw:frame draw:style-name="gr5" draw:text-style-name="P66" svg:width="0.235cm" svg:height="0.459cm" svg:x="7.907cm" svg:y="4.836cm"><draw:text-box><text:p text:style-name="P65"><text:span text:style-name="T40">0</text:span></text:p></draw:text-box></draw:frame><draw:line draw:style-name="gr4" draw:text-style-name="P64" svg:x1="8.216cm" svg:y1="7.082cm" svg:x2="8.406cm" svg:y2="7.082cm"><text:p/></draw:line><draw:line draw:style-name="gr4" draw:text-style-name="P64" svg:x1="8.216cm" svg:y1="8.081cm" svg:x2="8.406cm" svg:y2="8.081cm"><text:p/></draw:line><draw:line draw:style-name="gr4" draw:text-style-name="P64" svg:x1="8.216cm" svg:y1="10.092cm" svg:x2="8.406cm" svg:y2="10.092cm"><text:p/></draw:line><draw:line draw:style-name="gr4" draw:text-style-name="P64" svg:x1="8.216cm" svg:y1="9.09cm" svg:x2="8.406cm" svg:y2="9.09cm"><text:p/></draw:line><draw:line draw:style-name="gr4" draw:text-style-name="P64" svg:x1="8.216cm" svg:y1="6.086cm" svg:x2="8.406cm" svg:y2="6.086cm"><text:p/></draw:line><draw:line draw:style-name="gr4" draw:text-style-name="P64" svg:x1="8.216cm" svg:y1="11.085cm" svg:x2="8.406cm" svg:y2="11.085cm"><text:p/></draw:line></draw:g><draw:frame draw:name="Forme5" draw:style-name="gr6" draw:text-style-name="P67" svg:width="0.706cm" svg:height="1.019cm" svg:x="7.362cm" svg:y="0.68cm"><draw:text-box><text:p text:style-name="P65"><text:span text:style-name="T41">M</text:span></text:p></draw:text-box></draw:frame><draw:frame draw:name="Forme5" draw:style-name="gr7" draw:text-style-name="P67" svg:width="0.892cm" svg:height="0.749cm" svg:x="7.362cm" svg:y="2.12cm"><draw:text-box><text:p text:style-name="P65"><text:span text:style-name="T41">B</text:span></text:p></draw:text-box></draw:frame><draw:frame draw:name="Forme5" draw:style-name="gr7" draw:text-style-name="P67" svg:width="0.514cm" svg:height="0.749cm" svg:x="7.367cm" svg:y="6.798cm"><draw:text-box><text:p text:style-name="P65"><text:span text:style-name="T41">C</text:span></text:p></draw:text-box></draw:frame><draw:frame draw:name="Forme5" draw:style-name="gr7" draw:text-style-name="P67" svg:width="0.89cm" svg:height="0.749cm" svg:x="7.447cm" svg:y="8.752cm"><draw:text-box><text:p text:style-name="P65"><text:span text:style-name="T41">T</text:span></text:p></draw:text-box></draw:frame><draw:frame draw:name="Forme5" draw:style-name="gr7" draw:text-style-name="P67" svg:width="0.512cm" svg:height="0.749cm" svg:x="7.494cm" svg:y="10.514cm"><draw:text-box><text:p text:style-name="P65"><text:span text:style-name="T41">R</text:span></text:p></draw:text-box></draw:frame><draw:line draw:name="Forme6" draw:style-name="gr8" draw:text-style-name="P68" svg:x1="8.135cm" svg:y1="1.067cm" svg:x2="8.788cm" svg:y2="1.067cm"><text:p/></draw:line><draw:line draw:name="Forme6" draw:style-name="gr8" draw:text-style-name="P68" svg:x1="8.083cm" svg:y1="2.405cm" svg:x2="8.736cm" svg:y2="2.405cm"><text:p/></draw:line><draw:line draw:name="Forme6" draw:style-name="gr8" draw:text-style-name="P68" svg:x1="8.008cm" svg:y1="7.207cm" svg:x2="8.848cm" svg:y2="7.184cm"><text:p/></draw:line><draw:line draw:name="Forme6" draw:style-name="gr8" draw:text-style-name="P68" svg:x1="8.083cm" svg:y1="9.106cm" svg:x2="8.736cm" svg:y2="9.106cm"><text:p/></draw:line><draw:line draw:name="Forme6" draw:style-name="gr8" draw:text-style-name="P68" svg:x1="8.006cm" svg:y1="10.837cm" svg:x2="8.659cm" svg:y2="10.837cm"><text:p/></draw:line></draw:g><text:span text:style-name="Bold_5f_niv1"> Hauteurs et profondeurs</text:span></text:h>
        </text:list-item>
      </text:list>
      <text:p text:style-name="P35">L'axe ci-contre est gradué pour que 2 cm correspondent à 100 m. <text:s/><text:line-break/>Place, le mieux possible, les hauteurs et profondeurs suivantes :</text:p>
      <text:p text:style-name="P33"><text:span text:style-name="T27">M</text:span> : 200 m est environ la hauteur de la tour Montparnasse à Paris.</text:p>
      <text:p text:style-name="P34"><text:span text:style-name="T27">C</text:span> : Carlos Coste, Vénézuélien, a établi en septembre 2005 un nouveau record mondial en apnée avec une plongée à 105 m.</text:p>
      <text:p text:style-name="P34"><text:span text:style-name="T27">T</text:span> : <text:span text:style-name="T30">dans le golfe Saint-Laurent (Québec), la fosse marine de Tadoussac a une profondeur de 200 m.</text:span></text:p>
      <text:p text:style-name="P34"><text:span text:style-name="T27">B</text:span> : la butte Montmartre domine tout Paris de ses 130 m.</text:p>
      <text:p text:style-name="P34"><text:span text:style-name="T27">R</text:span> : la profondeur de la rade de Villefranche-sur-Mer est d'environ 280 m.</text:p>
      <text:list xml:id="list133052778712183" text:continue-numbering="true" text:style-name="Num_5f_Exo">
        <text:list-item>
          <text:h text:style-name="P51" text:outline-level="1"><text:span text:style-name="Bold_5f_niv1"> À l'opposé</text:span></text:h>
        </text:list-item>
      </text:list>
      <text:h text:style-name="P61" text:outline-level="1"><text:span text:style-name="_5f_Consigne"><text:span text:style-name="T31">a.</text:span></text:span><text:span text:style-name="_5f_Consigne"><text:span text:style-name="T8"> </text:span></text:span><text:span text:style-name="_5f_Consigne"><text:span text:style-name="T7">Complète le tableau suivant.</text:span></text:span></text:h>
      <table:table table:name="Tableau5" table:style-name="Tableau5">
        <table:table-column table:style-name="Tableau5.A"/>
        <table:table-column table:style-name="Tableau5.B" table:number-columns-repeated="5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P30">Nombre</text:p>
            </table:table-cell>
            <table:table-cell table:style-name="Tableau5.B1" office:value-type="float" office:value="2.5">
              <text:p text:style-name="P32">2,5</text:p>
            </table:table-cell>
            <table:table-cell table:style-name="Tableau5.F1" office:value-type="string">
              <text:p text:style-name="P31"><text:span text:style-name="_5f_Correction_20_surligné"><text:span text:style-name="T38">+2,7</text:span></text:span></text:p>
            </table:table-cell>
            <table:table-cell table:style-name="Tableau5.D1" office:value-type="float" office:value="0">
              <text:p text:style-name="P32">0</text:p>
            </table:table-cell>
            <table:table-cell table:style-name="Tableau5.F1" office:value-type="string">
              <text:p text:style-name="P32">– 5</text:p>
            </table:table-cell>
            <table:table-cell table:style-name="Tableau5.F1" office:value-type="string">
              <text:p text:style-name="P44"><text:span text:style-name="_5f_Caractères_5f_correction"><text:span text:style-name="T25">−</text:span></text:span><text:span text:style-name="_5f_Correction_20_surligné"><text:span text:style-name="T38">1</text:span></text:span></text:p>
            </table:table-cell>
            <table:table-cell table:style-name="Tableau5.G1" office:value-type="float" office:value="7">
              <text:p text:style-name="P32">7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0">Opposé</text:p>
          </table:table-cell>
          <table:table-cell table:style-name="Tableau5.E2" office:value-type="string">
            <text:p text:style-name="P44"><text:span text:style-name="_5f_Caractères_5f_correction"><text:span text:style-name="T25">−</text:span></text:span><text:span text:style-name="_5f_Correction_20_surligné"><text:span text:style-name="T38">2,5</text:span></text:span></text:p>
          </table:table-cell>
          <table:table-cell table:style-name="Tableau5.C2" office:value-type="string">
            <text:p text:style-name="P32">– 2,7</text:p>
          </table:table-cell>
          <table:table-cell table:style-name="Tableau5.E2" office:value-type="string">
            <text:p text:style-name="P31"><text:span text:style-name="_5f_Correction_20_surligné"><text:span text:style-name="T38">0</text:span></text:span></text:p>
          </table:table-cell>
          <table:table-cell table:style-name="Tableau5.E2" office:value-type="string">
            <text:p text:style-name="P31"><text:span text:style-name="_5f_Correction_20_surligné"><text:span text:style-name="T38">+5</text:span></text:span></text:p>
          </table:table-cell>
          <table:table-cell table:style-name="Tableau5.F2" office:value-type="float" office:value="1">
            <text:p text:style-name="P32">1</text:p>
          </table:table-cell>
          <table:table-cell table:style-name="Tableau5.G2" office:value-type="string">
            <text:p text:style-name="P44"><text:span text:style-name="_5f_Caractères_5f_correction"><text:span text:style-name="T25">−</text:span></text:span><text:span text:style-name="_5f_Correction_20_surligné"><text:span text:style-name="T38">7</text:span></text:span></text:p>
          </table:table-cell>
        </table:table-row>
      </table:table>
      <text:p text:style-name="P42"><text:span text:style-name="_5f_Consigne"><text:span text:style-name="T31">b.</text:span></text:span><text:span text:style-name="_5f_Consigne"><text:span text:style-name="T8"> </text:span></text:span><text:span text:style-name="T22">Pour le nombre 1,78 puis pour le nombre </text:span><text:span text:style-name="T16">−</text:span><text:span text:style-name="T22">37, écris une phrase en utilisant le mot « opposé ».</text:span></text:p>
      <text:list xml:id="list2535024172" text:style-name="L1">
        <text:list-item>
          <text:p text:style-name="P54"><text:span text:style-name="_5f_Caractères_5f_correction"><text:span text:style-name="T39">−</text:span></text:span><text:span text:style-name="_5f_Consigne"><text:span text:style-name="T21">1,78 est l'opposé de 1,78</text:span></text:span></text:p>
        </text:list-item>
        <text:list-item>
          <text:h text:style-name="P62" text:outline-level="1"><text:span text:style-name="_5f_Consigne"><text:span text:style-name="T20">+37 est l'opposé de </text:span></text:span><text:span text:style-name="_5f_Consigne"><text:span text:style-name="T21">−</text:span></text:span><text:span text:style-name="_5f_Consigne"><text:span text:style-name="T20">37</text:span></text:span></text:h>
        </text:list-item>
      </text:list>
      <text:list xml:id="list133052417079863" text:continue-list="list1075033302" text:style-name="_5f_Numérotation_20_des_20_exercices_20_livrets">
        <text:list-header>
          <text:h text:style-name="P63" text:outline-level="1"><text:span text:style-name="_5f_Consigne"><text:span text:style-name="T20"/></text:span></text:h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" svg:font-family="OpenSymbol" style:font-adornments="Roman" style:font-family-generic="swiss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loext:opacity="100%" style:font-name="Bitstream Vera Sans1" fo:font-family="'Bitstream Vera Sans'" style:font-style-name="Oblique" style:font-family-generic="swiss" style:font-pitch="variable" fo:font-size="10pt" fo:font-style="normal" fo:background-color="#ffff00" style:font-name-asian="Bitstream Vera Sans1" style:font-family-asian="'Bitstream Vera Sans'" style:font-style-name-asian="Oblique" style:font-family-generic-asian="swiss" style:font-pitch-asian="variable" style:font-name-complex="Bitstream Vera Sans1" style:font-family-complex="'Bitstream Vera Sans'" style:font-style-name-complex="Oblique" style:font-family-generic-complex="swiss" style:font-pitch-complex="variabl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13441a" officeooo:paragraph-rsid="00152faa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556d8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52fa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6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8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10" draw:name="Forme3" draw:style-name="Mgr3" draw:text-style-name="MP24" svg:x1="13.75cm" svg:y1="0.36cm" svg:x2="20.497cm" svg:y2="0.36cm"><text:p/></draw:line><text:span text:style-name="MT6">Découvrir de nouveaux nombres</text:span> </text:p>
      </style:header>
      <style:footer>
        <text:p text:style-name="MP26"><draw:frame draw:style-name="Mfr1" draw:name="Cadre11" text:anchor-type="paragraph" svg:y="-0.06cm" draw:z-index="2"><draw:text-box fo:min-height="0.499cm" fo:min-width="3cm"><draw:frame draw:style-name="Mfr2" draw:name="Cadre2" text:anchor-type="frame" svg:x="0.45cm" svg:y="0.079cm" svg:width="0.817cm" draw:z-index="4"><draw:text-box fo:min-height="0.355cm"><text:p text:style-name="MP27"><draw:g text:anchor-type="paragraph" draw:z-index="21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2</text:page-number></text:p></draw:text-box></draw:frame><text:p text:style-name="MP29">Nombres <text:span text:style-name="MT6">relatifs</text:span> • A<text:span text:style-name="MT6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5T13:30:50.443000000</dc:date>
    <meta:editing-duration>PT7H35M6S</meta:editing-duration>
    <meta:editing-cycles>46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5" meta:image-count="0" meta:object-count="3" meta:page-count="3" meta:paragraph-count="116" meta:word-count="547" meta:character-count="3044" meta:non-whitespace-character-count="220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154</math:mn>
    </math:mfrac>
    <math:annotation math:encoding="StarMath 5.0">{12}over {154}
</math:annotation>
  </math:semantics>
</math:math>
</file>

<file path=Object 2/content.xml><?xml version="1.0" encoding="utf-8"?>
<math xmlns="http://www.w3.org/1998/Math/MathML" display="block">
  <semantics>
    <mfrac>
      <mn>128</mn>
      <mn>15</mn>
    </mfrac>
    <annotation encoding="StarMath 5.0">{128}over {15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00</math:mn>
    </math:mfrac>
    <math:annotation math:encoding="StarMath 5.0">{5}over {100}
</math:annotation>
  </math:semantics>
</math:math>
</file>